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Math TeX Gyre" svg:font-family="'DejaVu Math TeX Gyre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018cm"/>
    </style:style>
    <style:style style:name="co4" style:family="table-column">
      <style:table-column-properties fo:break-before="auto" style:column-width="0.947cm"/>
    </style:style>
    <style:style style:name="co5" style:family="table-column">
      <style:table-column-properties fo:break-before="auto" style:column-width="1.231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1.49cm"/>
    </style:style>
    <style:style style:name="co8" style:family="table-column">
      <style:table-column-properties fo:break-before="auto" style:column-width="1.159cm"/>
    </style:style>
    <style:style style:name="co9" style:family="table-column">
      <style:table-column-properties fo:break-before="auto" style:column-width="1.277cm"/>
    </style:style>
    <style:style style:name="co10" style:family="table-column">
      <style:table-column-properties fo:break-before="auto" style:column-width="0.993cm"/>
    </style:style>
    <style:style style:name="co11" style:family="table-column">
      <style:table-column-properties fo:break-before="auto" style:column-width="1.041cm"/>
    </style:style>
    <style:style style:name="co12" style:family="table-column">
      <style:table-column-properties fo:break-before="auto" style:column-width="2.983cm"/>
    </style:style>
    <style:style style:name="co13" style:family="table-column">
      <style:table-column-properties fo:break-before="auto" style:column-width="2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be33d"/>
    </style:style>
    <style:style style:name="ce2" style:family="table-cell" style:parent-style-name="Default">
      <style:table-cell-properties fo:background-color="#ffaa95"/>
    </style:style>
    <style:style style:name="ce3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00"/>
    </style:style>
    <style:style style:name="T1" style:family="text">
      <style:text-properties style:font-name="DejaVu Math TeX Gyre" style:font-name-asian="DejaVu Math TeX Gyre" style:font-name-complex="DejaVu Math TeX Gyre"/>
    </style:style>
    <style:style style:name="T2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ce7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A</text:p>
          </table:table-cell>
          <table:table-cell table:formula="of:=0.8375" office:value-type="float" office:value="0.8375" calcext:value-type="float">
            <text:p>0.8375</text:p>
          </table:table-cell>
          <table:table-cell office:value-type="string" calcext:value-type="string" table:number-columns-spanned="10" table:number-rows-spanned="1">
            <text:p>Input activation on left edge of accented stem.</text:p>
          </table:table-cell>
          <table:covered-table-cell table:number-columns-repeated="9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pl</text:p>
          </table:table-cell>
          <table:table-cell table:formula="of:=0.3125" office:value-type="float" office:value="0.3125" calcext:value-type="float">
            <text:p>0.3125</text:p>
          </table:table-cell>
          <table:table-cell office:value-type="string" calcext:value-type="string" table:number-columns-spanned="6" table:number-rows-spanned="1">
            <text:p>MaxPath left edge of Foot.</text:p>
          </table:table-cell>
          <table:covered-table-cell table:number-columns-repeated="5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dpl</text:p>
          </table:table-cell>
          <table:table-cell table:formula="of:=-1.0625" office:value-type="float" office:value="-1.0625" calcext:value-type="float">
            <text:p>-1.0625</text:p>
          </table:table-cell>
          <table:table-cell office:value-type="string" calcext:value-type="string" table:number-columns-spanned="5" table:number-rows-spanned="1">
            <text:p>DepPath left edge of Foot.</text:p>
          </table:table-cell>
          <table:covered-table-cell table:number-columns-repeated="4"/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l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 table:number-columns-spanned="5" table:number-rows-spanned="1">
            <text:p>Max left edge of Foot</text:p>
          </table:table-cell>
          <table:covered-table-cell table:number-columns-repeated="4"/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dl</text:p>
          </table:table-cell>
          <table:table-cell table:formula="of:=-0.5" office:value-type="float" office:value="-0.5" calcext:value-type="float">
            <text:p>-0.5</text:p>
          </table:table-cell>
          <table:table-cell office:value-type="string" calcext:value-type="string" table:number-columns-spanned="5" table:number-rows-spanned="1">
            <text:p>Dep left edge of Foot</text:p>
          </table:table-cell>
          <table:covered-table-cell table:number-columns-repeated="4"/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ar</text:p>
          </table:table-cell>
          <table:table-cell table:formula="of:=0.5" office:value-type="float" office:value="0.5" calcext:value-type="float">
            <text:p>0.5</text:p>
          </table:table-cell>
          <table:table-cell office:value-type="string" calcext:value-type="string" table:number-columns-spanned="4" table:number-rows-spanned="1">
            <text:p>Align Head Foot right</text:p>
          </table:table-cell>
          <table:covered-table-cell table:number-columns-repeated="3"/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dpr</text:p>
          </table:table-cell>
          <table:table-cell table:formula="of:=-0.5" office:value-type="float" office:value="-0.5" calcext:value-type="float">
            <text:p>-0.5</text:p>
          </table:table-cell>
          <table:table-cell office:value-type="string" calcext:value-type="string" table:number-columns-spanned="5" table:number-rows-spanned="1">
            <text:p>DepPath right edge of Foot</text:p>
          </table:table-cell>
          <table:covered-table-cell table:number-columns-repeated="4"/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dr</text:p>
          </table:table-cell>
          <table:table-cell table:formula="of:=-0.5" office:value-type="float" office:value="-0.5" calcext:value-type="float">
            <text:p>-0.5</text:p>
          </table:table-cell>
          <table:table-cell office:value-type="string" calcext:value-type="string" table:number-columns-spanned="5" table:number-rows-spanned="1">
            <text:p>Dep right edge of Foot</text:p>
          </table:table-cell>
          <table:covered-table-cell table:number-columns-repeated="4"/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pr</text:p>
          </table:table-cell>
          <table:table-cell table:formula="of:=0.5" office:value-type="float" office:value="0.5" calcext:value-type="float">
            <text:p>0.5</text:p>
          </table:table-cell>
          <table:table-cell office:value-type="string" calcext:value-type="string" table:number-columns-spanned="5" table:number-rows-spanned="1">
            <text:p>MaxPath right edge of Foot</text:p>
          </table:table-cell>
          <table:covered-table-cell table:number-columns-repeated="4"/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mr</text:p>
          </table:table-cell>
          <table:table-cell table:formula="of:=0.1" office:value-type="float" office:value="0.1" calcext:value-type="float">
            <text:p>0.1</text:p>
          </table:table-cell>
          <table:table-cell office:value-type="string" calcext:value-type="string" table:number-columns-spanned="5" table:number-rows-spanned="1">
            <text:p>Max right edge of Foot</text:p>
          </table:table-cell>
          <table:covered-table-cell table:number-columns-repeated="4"/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l</text:p>
          </table:table-cell>
          <table:table-cell table:formula="of:=0.875" office:value-type="float" office:value="0.875" calcext:value-type="float">
            <text:p>0.875</text:p>
          </table:table-cell>
          <table:table-cell office:value-type="string" calcext:value-type="string" table:number-columns-spanned="10" table:number-rows-spanned="1">
            <text:p>Input activation on left edge of dominant “stressless” suffix.</text:p>
          </table:table-cell>
          <table:covered-table-cell table:number-columns-repeated="9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Sr</text:p>
          </table:table-cell>
          <table:table-cell table:formula="of:=0.4375" office:value-type="float" office:value="0.4375" calcext:value-type="float">
            <text:p>0.4375</text:p>
          </table:table-cell>
          <table:table-cell office:value-type="string" calcext:value-type="string" table:number-columns-spanned="10" table:number-rows-spanned="1">
            <text:p>Input activation on right edge of dominant “stressless” suffix.</text:p>
          </table:table-cell>
          <table:covered-table-cell table:number-columns-repeated="9"/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u</text:p>
          </table:table-cell>
          <table:table-cell table:formula="of:=-0.1" office:value-type="float" office:value="-0.1" calcext:value-type="float">
            <text:p>-0.1</text:p>
          </table:table-cell>
          <table:table-cell office:value-type="string" calcext:value-type="string" table:number-columns-spanned="12" table:number-rows-spanned="1">
            <text:p>Uniformity (which ended up not being needed since coalescence was not necessary.)</text:p>
          </table:table-cell>
          <table:covered-table-cell table:number-columns-repeated="10"/>
          <table:covered-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dep_anch_left_stem</text:p>
          </table:table-cell>
          <table:table-cell table:formula="of:=-4" office:value-type="float" office:value="-4" calcext:value-type="float">
            <text:p>-4</text:p>
          </table:table-cell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anch_r_ft_edge</text:p>
          </table:table-cell>
          <table:table-cell table:formula="of:=-1.35" office:value-type="float" office:value="-1.35" calcext:value-type="float">
            <text:p>-1.35</text:p>
          </table:table-cell>
          <table:table-cell table:number-columns-repeated="11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</text:p>
          </table:table-cell>
          <table:table-cell table:formula="of:=0.375" office:value-type="float" office:value="0.375" calcext:value-type="float">
            <text:p>0.375</text:p>
          </table:table-cell>
          <table:table-cell office:value-type="string" calcext:value-type="string" table:number-columns-spanned="11" table:number-rows-spanned="1">
            <text:p>Input activation on right edge of recessive prestessing suffix.</text:p>
          </table:table-cell>
          <table:covered-table-cell table:number-columns-repeated="10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table:formula="of:=0.9375" office:value-type="float" office:value="0.9375" calcext:value-type="float">
            <text:p>0.9375</text:p>
          </table:table-cell>
          <table:table-cell office:value-type="string" calcext:value-type="string" table:number-columns-spanned="11" table:number-rows-spanned="1">
            <text:p>Input activation on right edge of dominant prestessing suffix.</text:p>
          </table:table-cell>
          <table:covered-table-cell table:number-columns-repeated="10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lr</text:p>
          </table:table-cell>
          <table:table-cell table:formula="of:=1/16" office:value-type="float" office:value="0.0625" calcext:value-type="float">
            <text:p>0.0625</text:p>
          </table:table-cell>
          <table:table-cell office:value-type="string" calcext:value-type="string" table:number-columns-spanned="11" table:number-rows-spanned="1">
            <text:p>Learning rate (not used in the tableaux.)</text:p>
          </table:table-cell>
          <table:covered-table-cell table:number-columns-repeated="10"/>
          <table:table-cell table:style-name="Default"/>
          <table:table-cell table:number-columns-repeated="6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 table:number-columns-spanned="18" table:number-rows-spanned="1">
            <text:p>The input form is shown in the leftmost cell in a row with a green line. Left and right brackets indicate where there is a Foot edge in the input.</text:p>
          </table:table-cell>
          <table:covered-table-cell table:number-columns-repeated="12"/>
          <table:covered-table-cell table:style-name="Default"/>
          <table:covered-table-cell table:number-columns-repeated="4"/>
          <table:table-cell table:number-columns-repeated="2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(AAA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AA)A <text:span text:style-name="T1">⟸</text:span></text:p>
          </table:table-cell>
          <table:table-cell table:formula="of:=A*ml" office:value-type="float" office:value="0.08375" calcext:value-type="float">
            <text:p>0.08375</text:p>
          </table:table-cell>
          <table:table-cell table:formula="of:=A*mpl" office:value-type="float" office:value="0.26171875" calcext:value-type="float">
            <text:p>0.26171875</text:p>
          </table:table-cell>
          <table:table-cell table:formula="of:=dl*(1-A)" office:value-type="float" office:value="-0.08125" calcext:value-type="float">
            <text:p>-0.08125</text:p>
          </table:table-cell>
          <table:table-cell table:formula="of:=dpl*(1-A)" office:value-type="float" office:value="-0.17265625" calcext:value-type="float">
            <text:p>-0.1726562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style-name="ce2" table:formula="of:=SUM([.B24:.M24])" office:value-type="float" office:value="-0.9084375" calcext:value-type="float">
            <text:p>-0.9084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(AA)</text:p>
          </table:table-cell>
          <table:table-cell table:formula="of:=A*ml" office:value-type="float" office:value="0.08375" calcext:value-type="float">
            <text:p>0.08375</text:p>
          </table:table-cell>
          <table:table-cell/>
          <table:table-cell table:formula="of:=dl*(1-A)" office:value-type="float" office:value="-0.08125" calcext:value-type="float">
            <text:p>-0.08125</text:p>
          </table:table-cell>
          <table:table-cell table:formula="of:=dpl" office:value-type="float" office:value="-1.0625" calcext:value-type="float">
            <text:p>-1.062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3"/>
          <table:table-cell table:style-name="Default" table:formula="of:=SUM([.B25:.M25])" office:value-type="float" office:value="-1.56" calcext:value-type="float">
            <text:p>-1.56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4" table:number-rows-spanned="1">
            <text:p>The winning candidate has better faithfulness to the input Foot at the left edge, which is enough to overcome the reward of Align R on the second candidate.</text:p>
          </table:table-cell>
          <table:covered-table-cell table:number-columns-repeated="12"/>
          <table:covered-table-cell table:style-name="Default"/>
          <table:table-cell table:number-columns-repeated="6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(AA(S)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AA)S</text:p>
          </table:table-cell>
          <table:table-cell table:formula="of:=A*ml" office:value-type="float" office:value="0.08375" calcext:value-type="float">
            <text:p>0.08375</text:p>
          </table:table-cell>
          <table:table-cell table:formula="of:=A*mpl" office:value-type="float" office:value="0.26171875" calcext:value-type="float">
            <text:p>0.26171875</text:p>
          </table:table-cell>
          <table:table-cell table:formula="of:=dl*(1-A)" office:value-type="float" office:value="-0.08125" calcext:value-type="float">
            <text:p>-0.08125</text:p>
          </table:table-cell>
          <table:table-cell table:formula="of:=dpl*(1-A)" office:value-type="float" office:value="-0.17265625" calcext:value-type="float">
            <text:p>-0.1726562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style-name="ce3" table:formula="of:=SUM([.B29:.M29])" office:value-type="float" office:value="-0.9084375" calcext:value-type="float">
            <text:p>-0.9084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(AS) <text:s/>⟸</text:p>
          </table:table-cell>
          <table:table-cell table:formula="of:=A*ml" office:value-type="float" office:value="0.08375" calcext:value-type="float">
            <text:p>0.08375</text:p>
          </table:table-cell>
          <table:table-cell/>
          <table:table-cell table:formula="of:=dl*(1-A)" office:value-type="float" office:value="-0.08125" calcext:value-type="float">
            <text:p>-0.0812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Sr" office:value-type="float" office:value="0.04375" calcext:value-type="float">
            <text:p>0.04375</text:p>
          </table:table-cell>
          <table:table-cell table:formula="of:=mpr*Sr" office:value-type="float" office:value="0.21875" calcext:value-type="float">
            <text:p>0.21875</text:p>
          </table:table-cell>
          <table:table-cell table:formula="of:=dr*(1-Sr)" office:value-type="float" office:value="-0.28125" calcext:value-type="float">
            <text:p>-0.28125</text:p>
          </table:table-cell>
          <table:table-cell table:formula="of:=dpr*(1-Sr)" office:value-type="float" office:value="-0.28125" calcext:value-type="float">
            <text:p>-0.2812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3"/>
          <table:table-cell table:style-name="ce2" table:formula="of:=SUM([.B30:.M30])" office:value-type="float" office:value="-0.86" calcext:value-type="float">
            <text:p>-0.86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4" table:number-rows-spanned="1">
            <text:p>The right edge Foot input on the stressless suffix gives a reward to having that edge surface.</text:p>
          </table:table-cell>
          <table:covered-table-cell table:number-columns-repeated="12"/>
          <table:covered-table-cell table:style-name="Default"/>
          <table:table-cell table:number-columns-repeated="6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UU(S)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UU)S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2"/>
          <table:table-cell table:formula="of:=dep_anch_l_stem" office:value-type="float" office:value="-4" calcext:value-type="float">
            <text:p>-4</text:p>
          </table:table-cell>
          <table:table-cell/>
          <table:table-cell table:formula="of:=SUM([.B34:.M34])" office:value-type="float" office:value="-6.5625" calcext:value-type="float">
            <text:p>-6.5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(US) <text:s/>⟸</text:p>
          </table:table-cell>
          <table:table-cell table:number-columns-repeated="2"/>
          <table:table-cell table:formula="of:=dl*(1-Sl)" office:value-type="float" office:value="-0.0625" calcext:value-type="float">
            <text:p>-0.062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Sr" office:value-type="float" office:value="0.04375" calcext:value-type="float">
            <text:p>0.04375</text:p>
          </table:table-cell>
          <table:table-cell table:formula="of:=mpr*Sr" office:value-type="float" office:value="0.21875" calcext:value-type="float">
            <text:p>0.21875</text:p>
          </table:table-cell>
          <table:table-cell table:formula="of:=dr*(1-Sr)" office:value-type="float" office:value="-0.28125" calcext:value-type="float">
            <text:p>-0.28125</text:p>
          </table:table-cell>
          <table:table-cell table:formula="of:=dpr*(1-Sr)" office:value-type="float" office:value="-0.28125" calcext:value-type="float">
            <text:p>-0.2812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3"/>
          <table:table-cell table:style-name="ce2" table:formula="of:=SUM([.B35:.M35])" office:value-type="float" office:value="-0.925" calcext:value-type="float">
            <text:p>-0.925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4" table:number-rows-spanned="1">
            <text:p>The right edge Foot input on the stressless suffix gives a reward to having that edge surface.</text:p>
          </table:table-cell>
          <table:covered-table-cell table:number-columns-repeated="12"/>
          <table:covered-table-cell table:style-name="Default"/>
          <table:table-cell table:number-columns-repeated="6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(AA(S)N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AA)SN</text:p>
          </table:table-cell>
          <table:table-cell table:formula="of:=A*ml" office:value-type="float" office:value="0.08375" calcext:value-type="float">
            <text:p>0.08375</text:p>
          </table:table-cell>
          <table:table-cell table:formula="of:=A*mpl" office:value-type="float" office:value="0.26171875" calcext:value-type="float">
            <text:p>0.26171875</text:p>
          </table:table-cell>
          <table:table-cell table:formula="of:=dl*(1-A)" office:value-type="float" office:value="-0.08125" calcext:value-type="float">
            <text:p>-0.08125</text:p>
          </table:table-cell>
          <table:table-cell table:formula="of:=dpl*(1-A)" office:value-type="float" office:value="-0.17265625" calcext:value-type="float">
            <text:p>-0.1726562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formula="of:=SUM([.B39:.M39])" office:value-type="float" office:value="-0.9084375" calcext:value-type="float">
            <text:p>-0.9084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(AS)N</text:p>
          </table:table-cell>
          <table:table-cell table:formula="of:=A*ml" office:value-type="float" office:value="0.08375" calcext:value-type="float">
            <text:p>0.08375</text:p>
          </table:table-cell>
          <table:table-cell/>
          <table:table-cell table:formula="of:=dl*(1-A)" office:value-type="float" office:value="-0.08125" calcext:value-type="float">
            <text:p>-0.0812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Sr" office:value-type="float" office:value="0.04375" calcext:value-type="float">
            <text:p>0.04375</text:p>
          </table:table-cell>
          <table:table-cell table:formula="of:=mpr*Sr" office:value-type="float" office:value="0.21875" calcext:value-type="float">
            <text:p>0.21875</text:p>
          </table:table-cell>
          <table:table-cell table:formula="of:=dr*(1-Sr)" office:value-type="float" office:value="-0.28125" calcext:value-type="float">
            <text:p>-0.28125</text:p>
          </table:table-cell>
          <table:table-cell table:formula="of:=dpr*(1-Sr)" office:value-type="float" office:value="-0.28125" calcext:value-type="float">
            <text:p>-0.28125</text:p>
          </table:table-cell>
          <table:table-cell table:number-columns-repeated="4"/>
          <table:table-cell table:formula="of:=SUM([.B40:.M40])" office:value-type="float" office:value="-1.36" calcext:value-type="float">
            <text:p>-1.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(SN) ⟸</text:p>
          </table:table-cell>
          <table:table-cell table:formula="of:=ml*Sl" office:value-type="float" office:value="0.0875" calcext:value-type="float">
            <text:p>0.0875</text:p>
          </table:table-cell>
          <table:table-cell table:formula="of:=mpl*Sl" office:value-type="float" office:value="0.2734375" calcext:value-type="float">
            <text:p>0.2734375</text:p>
          </table:table-cell>
          <table:table-cell table:formula="of:=dl*(1-Sl)" office:value-type="float" office:value="-0.0625" calcext:value-type="float">
            <text:p>-0.0625</text:p>
          </table:table-cell>
          <table:table-cell table:formula="of:=dpl*(1-Sl)" office:value-type="float" office:value="-0.1328125" calcext:value-type="float">
            <text:p>-0.1328125</text:p>
          </table:table-cell>
          <table:table-cell table:formula="of:=mr*Sr" office:value-type="float" office:value="0.04375" calcext:value-type="float">
            <text:p>0.04375</text:p>
          </table:table-cell>
          <table:table-cell/>
          <table:table-cell table:formula="of:=dr*(1-Sr)" office:value-type="float" office:value="-0.28125" calcext:value-type="float">
            <text:p>-0.28125</text:p>
          </table:table-cell>
          <table:table-cell table:formula="of:=dpr" office:value-type="float" office:value="-0.5" calcext:value-type="float">
            <text:p>-0.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3"/>
          <table:table-cell table:style-name="ce2" table:formula="of:=SUM([.B41:.M41])" office:value-type="float" office:value="-0.071875" calcext:value-type="float">
            <text:p>-0.071875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20" table:number-rows-spanned="1">
            <text:p>Here, S promotes penult stress through its left Foot edge activation.</text:p>
          </table:table-cell>
          <table:covered-table-cell table:number-columns-repeated="12"/>
          <table:covered-table-cell table:style-name="Default"/>
          <table:covered-table-cell table:number-columns-repeated="6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(AA(S)(S)N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AA)SSN</text:p>
          </table:table-cell>
          <table:table-cell table:formula="of:=A*ml" office:value-type="float" office:value="0.08375" calcext:value-type="float">
            <text:p>0.08375</text:p>
          </table:table-cell>
          <table:table-cell table:formula="of:=A*mpl" office:value-type="float" office:value="0.26171875" calcext:value-type="float">
            <text:p>0.26171875</text:p>
          </table:table-cell>
          <table:table-cell table:formula="of:=dl*(1-A)" office:value-type="float" office:value="-0.08125" calcext:value-type="float">
            <text:p>-0.08125</text:p>
          </table:table-cell>
          <table:table-cell table:formula="of:=dpl*(1-A)" office:value-type="float" office:value="-0.17265625" calcext:value-type="float">
            <text:p>-0.1726562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formula="of:=SUM([.B45:.M45])" office:value-type="float" office:value="-0.9084375" calcext:value-type="float">
            <text:p>-0.9084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(AS)SN</text:p>
          </table:table-cell>
          <table:table-cell table:formula="of:=A*ml" office:value-type="float" office:value="0.08375" calcext:value-type="float">
            <text:p>0.08375</text:p>
          </table:table-cell>
          <table:table-cell/>
          <table:table-cell table:formula="of:=dl*(1-A)" office:value-type="float" office:value="-0.08125" calcext:value-type="float">
            <text:p>-0.0812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Sr" office:value-type="float" office:value="0.04375" calcext:value-type="float">
            <text:p>0.04375</text:p>
          </table:table-cell>
          <table:table-cell table:formula="of:=mpr*Sr" office:value-type="float" office:value="0.21875" calcext:value-type="float">
            <text:p>0.21875</text:p>
          </table:table-cell>
          <table:table-cell table:formula="of:=dr*(1-Sr)" office:value-type="float" office:value="-0.28125" calcext:value-type="float">
            <text:p>-0.28125</text:p>
          </table:table-cell>
          <table:table-cell table:formula="of:=dpr*(1-Sr)" office:value-type="float" office:value="-0.28125" calcext:value-type="float">
            <text:p>-0.28125</text:p>
          </table:table-cell>
          <table:table-cell table:number-columns-repeated="4"/>
          <table:table-cell table:formula="of:=SUM([.B46:.M46])" office:value-type="float" office:value="-1.36" calcext:value-type="float">
            <text:p>-1.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(SS)N </text:p>
          </table:table-cell>
          <table:table-cell table:formula="of:=ml*Sl" office:value-type="float" office:value="0.0875" calcext:value-type="float">
            <text:p>0.0875</text:p>
          </table:table-cell>
          <table:table-cell table:formula="of:=mpl*Sl" office:value-type="float" office:value="0.2734375" calcext:value-type="float">
            <text:p>0.2734375</text:p>
          </table:table-cell>
          <table:table-cell table:formula="of:=dl*(1-Sl)" office:value-type="float" office:value="-0.0625" calcext:value-type="float">
            <text:p>-0.0625</text:p>
          </table:table-cell>
          <table:table-cell table:formula="of:=dpl*(1-Sl)" office:value-type="float" office:value="-0.1328125" calcext:value-type="float">
            <text:p>-0.1328125</text:p>
          </table:table-cell>
          <table:table-cell table:formula="of:=mr*Sr" office:value-type="float" office:value="0.04375" calcext:value-type="float">
            <text:p>0.04375</text:p>
          </table:table-cell>
          <table:table-cell table:formula="of:=mpr*Sr" office:value-type="float" office:value="0.21875" calcext:value-type="float">
            <text:p>0.21875</text:p>
          </table:table-cell>
          <table:table-cell table:formula="of:=dr*(1-Sr)" office:value-type="float" office:value="-0.28125" calcext:value-type="float">
            <text:p>-0.28125</text:p>
          </table:table-cell>
          <table:table-cell table:formula="of:=dpr*(1-Sr)" office:value-type="float" office:value="-0.28125" calcext:value-type="float">
            <text:p>-0.28125</text:p>
          </table:table-cell>
          <table:table-cell table:number-columns-repeated="3"/>
          <table:table-cell table:formula="of:=anch_r_ft_edge*Sr" office:value-type="float" office:value="-0.590625" calcext:value-type="float">
            <text:p>-0.590625</text:p>
          </table:table-cell>
          <table:table-cell table:formula="of:=SUM([.B47:.M47])" office:value-type="float" office:value="-0.725" calcext:value-type="float">
            <text:p>-0.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S(SN) ⟸</text:p>
          </table:table-cell>
          <table:table-cell table:formula="of:=ml*Sl" office:value-type="float" office:value="0.0875" calcext:value-type="float">
            <text:p>0.0875</text:p>
          </table:table-cell>
          <table:table-cell table:formula="of:=mpl*Sl" office:value-type="float" office:value="0.2734375" calcext:value-type="float">
            <text:p>0.2734375</text:p>
          </table:table-cell>
          <table:table-cell table:formula="of:=dl*(1-Sl)" office:value-type="float" office:value="-0.0625" calcext:value-type="float">
            <text:p>-0.0625</text:p>
          </table:table-cell>
          <table:table-cell table:formula="of:=dpl*(1-Sl)" office:value-type="float" office:value="-0.1328125" calcext:value-type="float">
            <text:p>-0.1328125</text:p>
          </table:table-cell>
          <table:table-cell table:formula="of:=mr*Sr" office:value-type="float" office:value="0.04375" calcext:value-type="float">
            <text:p>0.04375</text:p>
          </table:table-cell>
          <table:table-cell/>
          <table:table-cell table:formula="of:=dr*(1-Sr)" office:value-type="float" office:value="-0.28125" calcext:value-type="float">
            <text:p>-0.28125</text:p>
          </table:table-cell>
          <table:table-cell table:formula="of:=dpr" office:value-type="float" office:value="-0.5" calcext:value-type="float">
            <text:p>-0.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2"/>
          <table:table-cell table:formula="of:=anch_r_ft_edge*Sr" office:value-type="float" office:value="-0.590625" calcext:value-type="float">
            <text:p>-0.590625</text:p>
          </table:table-cell>
          <table:table-cell table:style-name="ce2" table:formula="of:=SUM([.B48:.M48])" office:value-type="float" office:value="-0.6625" calcext:value-type="float">
            <text:p>-0.6625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6" table:number-rows-spanned="1">
            <text:p>Again, S promotes penult stress through its right Foot edge activation.</text:p>
          </table:table-cell>
          <table:covered-table-cell table:number-columns-repeated="12"/>
          <table:covered-table-cell table:style-name="Default"/>
          <table:covered-table-cell table:number-columns-repeated="2"/>
          <table:table-cell table:number-columns-repeated="4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UUR)R)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UU)RR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2"/>
          <table:table-cell table:formula="of:=dep_anch_l_stem" office:value-type="float" office:value="-4" calcext:value-type="float">
            <text:p>-4</text:p>
          </table:table-cell>
          <table:table-cell/>
          <table:table-cell table:formula="of:=SUM([.B52:.M52])" office:value-type="float" office:value="-6.5625" calcext:value-type="float">
            <text:p>-6.5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(UR)R<text:span text:style-name="T2">⟸</text:span>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RR" office:value-type="float" office:value="0.0375" calcext:value-type="float">
            <text:p>0.0375</text:p>
          </table:table-cell>
          <table:table-cell table:formula="of:=mpr*RR" office:value-type="float" office:value="0.1875" calcext:value-type="float">
            <text:p>0.1875</text:p>
          </table:table-cell>
          <table:table-cell table:formula="of:=dr*(1-RR)" office:value-type="float" office:value="-0.3125" calcext:value-type="float">
            <text:p>-0.3125</text:p>
          </table:table-cell>
          <table:table-cell table:formula="of:=dpr*(1-RR)" office:value-type="float" office:value="-0.3125" calcext:value-type="float">
            <text:p>-0.3125</text:p>
          </table:table-cell>
          <table:table-cell table:number-columns-repeated="4"/>
          <table:table-cell table:style-name="ce2" table:formula="of:=SUM([.B53:.M53])" office:value-type="float" office:value="-1.9625" calcext:value-type="float">
            <text:p>-1.9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U(RR)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RR" office:value-type="float" office:value="0.0375" calcext:value-type="float">
            <text:p>0.0375</text:p>
          </table:table-cell>
          <table:table-cell table:formula="of:=mpr*RR" office:value-type="float" office:value="0.1875" calcext:value-type="float">
            <text:p>0.1875</text:p>
          </table:table-cell>
          <table:table-cell table:formula="of:=dr*(1-RR)" office:value-type="float" office:value="-0.3125" calcext:value-type="float">
            <text:p>-0.3125</text:p>
          </table:table-cell>
          <table:table-cell table:formula="of:=dpr*(1-RR)" office:value-type="float" office:value="-0.3125" calcext:value-type="float">
            <text:p>-0.312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2"/>
          <table:table-cell table:formula="of:=anch_r_ft_edge*RR" office:value-type="float" office:value="-0.50625" calcext:value-type="float">
            <text:p>-0.50625</text:p>
          </table:table-cell>
          <table:table-cell table:formula="of:=SUM([.B54:.M54])" office:value-type="float" office:value="-1.96875" calcext:value-type="float">
            <text:p>-1.96875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8" table:number-rows-spanned="1">
            <text:p>The leftmost R promotes stess on the previous syllable through its right Foot edge activation. The second R causes the previous R to violate anch_rt_ft_edge.</text:p>
          </table:table-cell>
          <table:covered-table-cell table:number-columns-repeated="12"/>
          <table:covered-table-cell table:style-name="Default"/>
          <table:covered-table-cell table:number-columns-repeated="4"/>
          <table:table-cell table:number-columns-repeated="2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(AAD)D)R)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AA)DDR</text:p>
          </table:table-cell>
          <table:table-cell table:formula="of:=A*ml" office:value-type="float" office:value="0.08375" calcext:value-type="float">
            <text:p>0.08375</text:p>
          </table:table-cell>
          <table:table-cell table:formula="of:=A*mpl" office:value-type="float" office:value="0.26171875" calcext:value-type="float">
            <text:p>0.26171875</text:p>
          </table:table-cell>
          <table:table-cell table:formula="of:=dl*(1-A)" office:value-type="float" office:value="-0.08125" calcext:value-type="float">
            <text:p>-0.08125</text:p>
          </table:table-cell>
          <table:table-cell table:formula="of:=dpl*(1-A)" office:value-type="float" office:value="-0.17265625" calcext:value-type="float">
            <text:p>-0.1726562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formula="of:=SUM([.B58:.M58])" office:value-type="float" office:value="-0.9084375" calcext:value-type="float">
            <text:p>-0.9084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(AD)DR<text:span text:style-name="T2">⟸</text:span></text:p>
          </table:table-cell>
          <table:table-cell table:formula="of:=A*ml" office:value-type="float" office:value="0.08375" calcext:value-type="float">
            <text:p>0.08375</text:p>
          </table:table-cell>
          <table:table-cell/>
          <table:table-cell table:formula="of:=dl*(1-A)" office:value-type="float" office:value="-0.08125" calcext:value-type="float">
            <text:p>-0.0812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D" office:value-type="float" office:value="0.09375" calcext:value-type="float">
            <text:p>0.09375</text:p>
          </table:table-cell>
          <table:table-cell table:formula="of:=mpr*D" office:value-type="float" office:value="0.46875" calcext:value-type="float">
            <text:p>0.46875</text:p>
          </table:table-cell>
          <table:table-cell table:formula="of:=dr*(1-D)" office:value-type="float" office:value="-0.03125" calcext:value-type="float">
            <text:p>-0.03125</text:p>
          </table:table-cell>
          <table:table-cell table:formula="of:=dpr*(1-D)" office:value-type="float" office:value="-0.03125" calcext:value-type="float">
            <text:p>-0.03125</text:p>
          </table:table-cell>
          <table:table-cell table:number-columns-repeated="4"/>
          <table:table-cell table:style-name="ce2" table:formula="of:=SUM([.B59:.M59])" office:value-type="float" office:value="-0.56" calcext:value-type="float">
            <text:p>-0.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(DD)R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D" office:value-type="float" office:value="0.09375" calcext:value-type="float">
            <text:p>0.09375</text:p>
          </table:table-cell>
          <table:table-cell table:formula="of:=mpr*D" office:value-type="float" office:value="0.46875" calcext:value-type="float">
            <text:p>0.46875</text:p>
          </table:table-cell>
          <table:table-cell table:formula="of:=dr*(1-D)" office:value-type="float" office:value="-0.03125" calcext:value-type="float">
            <text:p>-0.03125</text:p>
          </table:table-cell>
          <table:table-cell table:formula="of:=dpr*(1-D)" office:value-type="float" office:value="-0.03125" calcext:value-type="float">
            <text:p>-0.03125</text:p>
          </table:table-cell>
          <table:table-cell table:number-columns-repeated="3"/>
          <table:table-cell table:formula="of:=anch_r_ft_edge*D" office:value-type="float" office:value="-1.265625" calcext:value-type="float">
            <text:p>-1.265625</text:p>
          </table:table-cell>
          <table:table-cell table:formula="of:=SUM([.B60:.M60])" office:value-type="float" office:value="-2.328125" calcext:value-type="float">
            <text:p>-2.3281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D(DR)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D" office:value-type="float" office:value="0.09375" calcext:value-type="float">
            <text:p>0.09375</text:p>
          </table:table-cell>
          <table:table-cell/>
          <table:table-cell table:formula="of:=dr*(1-D)" office:value-type="float" office:value="-0.03125" calcext:value-type="float">
            <text:p>-0.03125</text:p>
          </table:table-cell>
          <table:table-cell table:formula="of:=dpr*(1-RR)" office:value-type="float" office:value="-0.3125" calcext:value-type="float">
            <text:p>-0.312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2"/>
          <table:table-cell table:formula="of:=anch_r_ft_edge*D" office:value-type="float" office:value="-1.265625" calcext:value-type="float">
            <text:p>-1.265625</text:p>
          </table:table-cell>
          <table:table-cell table:formula="of:=SUM([.B61:.M61])" office:value-type="float" office:value="-2.578125" calcext:value-type="float">
            <text:p>-2.578125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6" table:number-rows-spanned="1">
            <text:p>The leftmost D promotes stress on the previous syllable through its right Foot edge activation.</text:p>
          </table:table-cell>
          <table:covered-table-cell table:number-columns-repeated="12"/>
          <table:covered-table-cell table:style-name="Default"/>
          <table:covered-table-cell table:number-columns-repeated="2"/>
          <table:table-cell table:number-columns-repeated="4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UUR)D)D)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UU)RDD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2"/>
          <table:table-cell table:formula="of:=dep_anch_l_stem" office:value-type="float" office:value="-4" calcext:value-type="float">
            <text:p>-4</text:p>
          </table:table-cell>
          <table:table-cell/>
          <table:table-cell table:formula="of:=SUM([.B65:.M65])" office:value-type="float" office:value="-6.5625" calcext:value-type="float">
            <text:p>-6.5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(UR)DD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D" office:value-type="float" office:value="0.09375" calcext:value-type="float">
            <text:p>0.09375</text:p>
          </table:table-cell>
          <table:table-cell table:formula="of:=mpr*RR" office:value-type="float" office:value="0.1875" calcext:value-type="float">
            <text:p>0.1875</text:p>
          </table:table-cell>
          <table:table-cell table:formula="of:=dr*(1-D)" office:value-type="float" office:value="-0.03125" calcext:value-type="float">
            <text:p>-0.03125</text:p>
          </table:table-cell>
          <table:table-cell table:formula="of:=dpr*(1-RR)" office:value-type="float" office:value="-0.3125" calcext:value-type="float">
            <text:p>-0.3125</text:p>
          </table:table-cell>
          <table:table-cell table:number-columns-repeated="4"/>
          <table:table-cell table:formula="of:=SUM([.B66:.M66])" office:value-type="float" office:value="-1.625" calcext:value-type="float">
            <text:p>-1.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U(RD)D<text:span text:style-name="T2">⟸</text:span>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D" office:value-type="float" office:value="0.09375" calcext:value-type="float">
            <text:p>0.09375</text:p>
          </table:table-cell>
          <table:table-cell table:formula="of:=mpr*D" office:value-type="float" office:value="0.46875" calcext:value-type="float">
            <text:p>0.46875</text:p>
          </table:table-cell>
          <table:table-cell table:formula="of:=dr*(1-D)" office:value-type="float" office:value="-0.03125" calcext:value-type="float">
            <text:p>-0.03125</text:p>
          </table:table-cell>
          <table:table-cell table:formula="of:=dpr*(1-D)" office:value-type="float" office:value="-0.03125" calcext:value-type="float">
            <text:p>-0.03125</text:p>
          </table:table-cell>
          <table:table-cell table:number-columns-repeated="3"/>
          <table:table-cell table:formula="of:=anch_r_ft_edge*RR" office:value-type="float" office:value="-0.50625" calcext:value-type="float">
            <text:p>-0.50625</text:p>
          </table:table-cell>
          <table:table-cell table:style-name="ce2" table:formula="of:=SUM([.B67:.M67])" office:value-type="float" office:value="-1.56875" calcext:value-type="float">
            <text:p>-1.56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UR(DD)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D" office:value-type="float" office:value="0.09375" calcext:value-type="float">
            <text:p>0.09375</text:p>
          </table:table-cell>
          <table:table-cell table:formula="of:=mpr*D" office:value-type="float" office:value="0.46875" calcext:value-type="float">
            <text:p>0.46875</text:p>
          </table:table-cell>
          <table:table-cell table:formula="of:=dr*(1-D)" office:value-type="float" office:value="-0.03125" calcext:value-type="float">
            <text:p>-0.03125</text:p>
          </table:table-cell>
          <table:table-cell table:formula="of:=dpr*(1-D)" office:value-type="float" office:value="-0.03125" calcext:value-type="float">
            <text:p>-0.0312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2"/>
          <table:table-cell table:formula="of:=anch_r_ft_edge*D" office:value-type="float" office:value="-1.265625" calcext:value-type="float">
            <text:p>-1.265625</text:p>
          </table:table-cell>
          <table:table-cell table:formula="of:=SUM([.B68:.M68])" office:value-type="float" office:value="-1.828125" calcext:value-type="float">
            <text:p>-1.828125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8" table:number-rows-spanned="1">
            <text:p>Even though R is to the left of D, D wins at preaccenting because its greater input acitvation results in better Faithfulness to its right Foot edge (mpr and dpr) and it incurs a lower penalty on anch_r_ft_edge.</text:p>
          </table:table-cell>
          <table:covered-table-cell table:number-columns-repeated="12"/>
          <table:covered-table-cell table:style-name="Default"/>
          <table:covered-table-cell table:number-columns-repeated="4"/>
          <table:table-cell table:number-columns-repeated="2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(AA(S)NR)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AA)SNR</text:p>
          </table:table-cell>
          <table:table-cell table:formula="of:=ml*A" office:value-type="float" office:value="0.08375" calcext:value-type="float">
            <text:p>0.08375</text:p>
          </table:table-cell>
          <table:table-cell table:formula="of:=mpl*A" office:value-type="float" office:value="0.26171875" calcext:value-type="float">
            <text:p>0.26171875</text:p>
          </table:table-cell>
          <table:table-cell table:formula="of:=dl*(1-A)" office:value-type="float" office:value="-0.08125" calcext:value-type="float">
            <text:p>-0.08125</text:p>
          </table:table-cell>
          <table:table-cell table:formula="of:=dpl*(1-A)" office:value-type="float" office:value="-0.17265625" calcext:value-type="float">
            <text:p>-0.1726562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formula="of:=SUM([.B72:.M72])" office:value-type="float" office:value="-0.9084375" calcext:value-type="float">
            <text:p>-0.9084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(AS)NR</text:p>
          </table:table-cell>
          <table:table-cell table:formula="of:=ml*A" office:value-type="float" office:value="0.08375" calcext:value-type="float">
            <text:p>0.08375</text:p>
          </table:table-cell>
          <table:table-cell/>
          <table:table-cell table:formula="of:=dl*(1-A)" office:value-type="float" office:value="-0.08125" calcext:value-type="float">
            <text:p>-0.0812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Sr" office:value-type="float" office:value="0.04375" calcext:value-type="float">
            <text:p>0.04375</text:p>
          </table:table-cell>
          <table:table-cell table:formula="of:=mpr*Sr" office:value-type="float" office:value="0.21875" calcext:value-type="float">
            <text:p>0.21875</text:p>
          </table:table-cell>
          <table:table-cell table:formula="of:=dr*(1-Sr)" office:value-type="float" office:value="-0.28125" calcext:value-type="float">
            <text:p>-0.28125</text:p>
          </table:table-cell>
          <table:table-cell table:formula="of:=dpr*(1-Sr)" office:value-type="float" office:value="-0.28125" calcext:value-type="float">
            <text:p>-0.28125</text:p>
          </table:table-cell>
          <table:table-cell table:number-columns-repeated="4"/>
          <table:table-cell table:formula="of:=SUM([.B73:.M73])" office:value-type="float" office:value="-1.36" calcext:value-type="float">
            <text:p>-1.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(SN)R</text:p>
          </table:table-cell>
          <table:table-cell table:formula="of:=ml*Sl" office:value-type="float" office:value="0.0875" calcext:value-type="float">
            <text:p>0.0875</text:p>
          </table:table-cell>
          <table:table-cell table:formula="of:=mpl*Sl" office:value-type="float" office:value="0.2734375" calcext:value-type="float">
            <text:p>0.2734375</text:p>
          </table:table-cell>
          <table:table-cell table:formula="of:=dl*(1-Sl)" office:value-type="float" office:value="-0.0625" calcext:value-type="float">
            <text:p>-0.0625</text:p>
          </table:table-cell>
          <table:table-cell table:formula="of:=dpl*(1-Sl)" office:value-type="float" office:value="-0.1328125" calcext:value-type="float">
            <text:p>-0.1328125</text:p>
          </table:table-cell>
          <table:table-cell table:formula="of:=mr*Sr" office:value-type="float" office:value="0.04375" calcext:value-type="float">
            <text:p>0.04375</text:p>
          </table:table-cell>
          <table:table-cell/>
          <table:table-cell table:formula="of:=dr*(1-Sr)" office:value-type="float" office:value="-0.28125" calcext:value-type="float">
            <text:p>-0.2812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3"/>
          <table:table-cell table:formula="of:=anch_r_ft_edge*Sr" office:value-type="float" office:value="-0.590625" calcext:value-type="float">
            <text:p>-0.590625</text:p>
          </table:table-cell>
          <table:table-cell table:formula="of:=SUM([.B74:.M74])" office:value-type="float" office:value="-1.1625" calcext:value-type="float">
            <text:p>-1.1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S(NR)<text:span text:style-name="T2">⟸</text:span></text:p>
          </table:table-cell>
          <table:table-cell table:formula="of:=ml*Sl" office:value-type="float" office:value="0.0875" calcext:value-type="float">
            <text:p>0.0875</text:p>
          </table:table-cell>
          <table:table-cell/>
          <table:table-cell table:formula="of:=dl*(1-Sl)" office:value-type="float" office:value="-0.0625" calcext:value-type="float">
            <text:p>-0.062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Sr" office:value-type="float" office:value="0.04375" calcext:value-type="float">
            <text:p>0.04375</text:p>
          </table:table-cell>
          <table:table-cell table:formula="of:=mpr*RR" office:value-type="float" office:value="0.1875" calcext:value-type="float">
            <text:p>0.1875</text:p>
          </table:table-cell>
          <table:table-cell table:formula="of:=dr*(1-Sr)" office:value-type="float" office:value="-0.28125" calcext:value-type="float">
            <text:p>-0.28125</text:p>
          </table:table-cell>
          <table:table-cell table:formula="of:=dpr*(1-RR)" office:value-type="float" office:value="-0.3125" calcext:value-type="float">
            <text:p>-0.312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3"/>
          <table:table-cell table:style-name="ce2" table:formula="of:=SUM([.B75:.M75])" office:value-type="float" office:value="-0.9" calcext:value-type="float">
            <text:p>-0.9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8" table:number-rows-spanned="1">
            <text:p>S acts as a catalyst to boost the preaccenting effect of R by increasing the reward of mr and ml and reducting penalty of dr, compred to the next tableau.</text:p>
          </table:table-cell>
          <table:covered-table-cell table:number-columns-repeated="12"/>
          <table:covered-table-cell table:style-name="Default"/>
          <table:covered-table-cell table:number-columns-repeated="4"/>
          <table:table-cell table:number-columns-repeated="2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(AANNR)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AA)NNR<text:span text:style-name="T2">⟸</text:span></text:p>
          </table:table-cell>
          <table:table-cell table:formula="of:=ml*A" office:value-type="float" office:value="0.08375" calcext:value-type="float">
            <text:p>0.08375</text:p>
          </table:table-cell>
          <table:table-cell table:formula="of:=mpl*A" office:value-type="float" office:value="0.26171875" calcext:value-type="float">
            <text:p>0.26171875</text:p>
          </table:table-cell>
          <table:table-cell table:formula="of:=dl*(1-A)" office:value-type="float" office:value="-0.08125" calcext:value-type="float">
            <text:p>-0.08125</text:p>
          </table:table-cell>
          <table:table-cell table:formula="of:=dpl*(1-A)" office:value-type="float" office:value="-0.17265625" calcext:value-type="float">
            <text:p>-0.1726562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style-name="ce2" table:formula="of:=SUM([.B79:.M79])" office:value-type="float" office:value="-0.9084375" calcext:value-type="float">
            <text:p>-0.9084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(AN)NR</text:p>
          </table:table-cell>
          <table:table-cell table:formula="of:=ml*A" office:value-type="float" office:value="0.08375" calcext:value-type="float">
            <text:p>0.08375</text:p>
          </table:table-cell>
          <table:table-cell/>
          <table:table-cell table:formula="of:=dl*(1-A)" office:value-type="float" office:value="-0.08125" calcext:value-type="float">
            <text:p>-0.0812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RR" office:value-type="float" office:value="0.0375" calcext:value-type="float">
            <text:p>0.0375</text:p>
          </table:table-cell>
          <table:table-cell/>
          <table:table-cell table:formula="of:=dr*(1-RR)" office:value-type="float" office:value="-0.3125" calcext:value-type="float">
            <text:p>-0.312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formula="of:=SUM([.B80:.M80])" office:value-type="float" office:value="-1.835" calcext:value-type="float">
            <text:p>-1.8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(NN)R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RR" office:value-type="float" office:value="0.0375" calcext:value-type="float">
            <text:p>0.0375</text:p>
          </table:table-cell>
          <table:table-cell/>
          <table:table-cell table:formula="of:=dr*(1-RR)" office:value-type="float" office:value="-0.3125" calcext:value-type="float">
            <text:p>-0.312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formula="of:=SUM([.B81:.M81])" office:value-type="float" office:value="-2.3375" calcext:value-type="float">
            <text:p>-2.3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N(NR)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RR" office:value-type="float" office:value="0.0375" calcext:value-type="float">
            <text:p>0.0375</text:p>
          </table:table-cell>
          <table:table-cell table:formula="of:=mpr*RR" office:value-type="float" office:value="0.1875" calcext:value-type="float">
            <text:p>0.1875</text:p>
          </table:table-cell>
          <table:table-cell table:formula="of:=dr*(1-RR)" office:value-type="float" office:value="-0.3125" calcext:value-type="float">
            <text:p>-0.3125</text:p>
          </table:table-cell>
          <table:table-cell table:formula="of:=dpr*(1-RR)" office:value-type="float" office:value="-0.3125" calcext:value-type="float">
            <text:p>-0.312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3"/>
          <table:table-cell table:formula="of:=SUM([.B82:.M82])" office:value-type="float" office:value="-1.4625" calcext:value-type="float">
            <text:p>-1.4625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8" table:number-rows-spanned="1">
            <text:p>R does not have enough input activation on its own to compete with the effects of the left Foot activation of A.</text:p>
          </table:table-cell>
          <table:covered-table-cell table:number-columns-repeated="12"/>
          <table:covered-table-cell table:style-name="Default"/>
          <table:covered-table-cell table:number-columns-repeated="4"/>
          <table:table-cell table:number-columns-repeated="2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(AAN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AA)N<text:span text:style-name="T2">⟸</text:span></text:p>
          </table:table-cell>
          <table:table-cell table:formula="of:=ml*A" office:value-type="float" office:value="0.08375" calcext:value-type="float">
            <text:p>0.08375</text:p>
          </table:table-cell>
          <table:table-cell table:formula="of:=mpl*A" office:value-type="float" office:value="0.26171875" calcext:value-type="float">
            <text:p>0.26171875</text:p>
          </table:table-cell>
          <table:table-cell table:formula="of:=dl*(1-A)" office:value-type="float" office:value="-0.08125" calcext:value-type="float">
            <text:p>-0.08125</text:p>
          </table:table-cell>
          <table:table-cell table:formula="of:=dpl*(1-A)" office:value-type="float" office:value="-0.17265625" calcext:value-type="float">
            <text:p>-0.1726562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style-name="ce2" table:formula="of:=SUM([.B86:.M86])" office:value-type="float" office:value="-0.9084375" calcext:value-type="float">
            <text:p>-0.9084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(AN)</text:p>
          </table:table-cell>
          <table:table-cell table:formula="of:=ml*A" office:value-type="float" office:value="0.08375" calcext:value-type="float">
            <text:p>0.08375</text:p>
          </table:table-cell>
          <table:table-cell/>
          <table:table-cell table:formula="of:=dl*(1-A)" office:value-type="float" office:value="-0.08125" calcext:value-type="float">
            <text:p>-0.08125</text:p>
          </table:table-cell>
          <table:table-cell table:formula="of:=dpl" office:value-type="float" office:value="-1.0625" calcext:value-type="float">
            <text:p>-1.062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3"/>
          <table:table-cell table:formula="of:=SUM([.B87:.M87])" office:value-type="float" office:value="-1.56" calcext:value-type="float">
            <text:p>-1.56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6" table:number-rows-spanned="1">
            <text:p>There is no input activation in the suffix to compete with the left Foot edge of A.</text:p>
          </table:table-cell>
          <table:covered-table-cell table:number-columns-repeated="12"/>
          <table:covered-table-cell table:style-name="Default"/>
          <table:covered-table-cell table:number-columns-repeated="2"/>
          <table:table-cell table:number-columns-repeated="4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UNN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UN)N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2"/>
          <table:table-cell table:formula="of:=dep_anch_l_stem" office:value-type="float" office:value="-4" calcext:value-type="float">
            <text:p>-4</text:p>
          </table:table-cell>
          <table:table-cell/>
          <table:table-cell table:formula="of:=SUM([.B91:.M91])" office:value-type="float" office:value="-6.5625" calcext:value-type="float">
            <text:p>-6.5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(NN)<text:span text:style-name="T2">⟸</text:span>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3"/>
          <table:table-cell table:style-name="ce2" table:formula="of:=SUM([.B92:.M92])" office:value-type="float" office:value="-2.0625" calcext:value-type="float">
            <text:p>-2.0625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8" table:number-rows-spanned="1">
            <text:p>With no Foot edge input activation anywhere, the winner is determined by the effects of Align Right.</text:p>
          </table:table-cell>
          <table:covered-table-cell table:number-columns-repeated="12"/>
          <table:covered-table-cell table:style-name="Default"/>
          <table:covered-table-cell table:number-columns-repeated="4"/>
          <table:table-cell table:number-columns-repeated="2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UN(S)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UN)S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Sr" office:value-type="float" office:value="0.04375" calcext:value-type="float">
            <text:p>0.04375</text:p>
          </table:table-cell>
          <table:table-cell/>
          <table:table-cell table:formula="of:=dr*(1-Sr)" office:value-type="float" office:value="-0.28125" calcext:value-type="float">
            <text:p>-0.2812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2"/>
          <table:table-cell table:formula="of:=dep_anch_l_stem" office:value-type="float" office:value="-4" calcext:value-type="float">
            <text:p>-4</text:p>
          </table:table-cell>
          <table:table-cell/>
          <table:table-cell table:formula="of:=SUM([.B96:.M96])" office:value-type="float" office:value="-6.3" calcext:value-type="float">
            <text:p>-6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(NS)<text:span text:style-name="T2">⟸</text:span></text:p>
          </table:table-cell>
          <table:table-cell table:formula="of:=ml*Sl" office:value-type="float" office:value="0.0875" calcext:value-type="float">
            <text:p>0.0875</text:p>
          </table:table-cell>
          <table:table-cell/>
          <table:table-cell table:formula="of:=dl*(1-Sl)" office:value-type="float" office:value="-0.0625" calcext:value-type="float">
            <text:p>-0.062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Sr" office:value-type="float" office:value="0.04375" calcext:value-type="float">
            <text:p>0.04375</text:p>
          </table:table-cell>
          <table:table-cell table:formula="of:=mpr*Sr" office:value-type="float" office:value="0.21875" calcext:value-type="float">
            <text:p>0.21875</text:p>
          </table:table-cell>
          <table:table-cell table:formula="of:=dr*(1-Sr)" office:value-type="float" office:value="-0.28125" calcext:value-type="float">
            <text:p>-0.28125</text:p>
          </table:table-cell>
          <table:table-cell table:formula="of:=dpr*(1-Sr)" office:value-type="float" office:value="-0.28125" calcext:value-type="float">
            <text:p>-0.2812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3"/>
          <table:table-cell table:style-name="ce2" table:formula="of:=SUM([.B97:.M97])" office:value-type="float" office:value="-0.8375" calcext:value-type="float">
            <text:p>-0.8375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6" table:number-rows-spanned="1">
            <text:p>S’s input left edge can surface on the left edge and its input right edge on the right edge of a final Foot, even if the left edge ends up in a different part of the suffix complex.</text:p>
          </table:table-cell>
          <table:covered-table-cell table:number-columns-repeated="12"/>
          <table:covered-table-cell table:style-name="Default"/>
          <table:covered-table-cell table:number-columns-repeated="2"/>
          <table:table-cell table:number-columns-repeated="4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(AANN(S)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AA)NNS</text:p>
          </table:table-cell>
          <table:table-cell table:formula="of:=ml*A" office:value-type="float" office:value="0.08375" calcext:value-type="float">
            <text:p>0.08375</text:p>
          </table:table-cell>
          <table:table-cell table:formula="of:=mpl*A" office:value-type="float" office:value="0.26171875" calcext:value-type="float">
            <text:p>0.26171875</text:p>
          </table:table-cell>
          <table:table-cell table:formula="of:=dl*(1-A)" office:value-type="float" office:value="-0.08125" calcext:value-type="float">
            <text:p>-0.08125</text:p>
          </table:table-cell>
          <table:table-cell table:formula="of:=dpl*(1-A)" office:value-type="float" office:value="-0.17265625" calcext:value-type="float">
            <text:p>-0.1726562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formula="of:=SUM([.B101:.M101])" office:value-type="float" office:value="-0.9084375" calcext:value-type="float">
            <text:p>-0.9084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(AN)NS</text:p>
          </table:table-cell>
          <table:table-cell table:formula="of:=ml*A" office:value-type="float" office:value="0.08375" calcext:value-type="float">
            <text:p>0.08375</text:p>
          </table:table-cell>
          <table:table-cell/>
          <table:table-cell table:formula="of:=dl*(1-A)" office:value-type="float" office:value="-0.08125" calcext:value-type="float">
            <text:p>-0.0812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Sr" office:value-type="float" office:value="0.04375" calcext:value-type="float">
            <text:p>0.04375</text:p>
          </table:table-cell>
          <table:table-cell/>
          <table:table-cell table:formula="of:=dr*(1-Sr)" office:value-type="float" office:value="-0.28125" calcext:value-type="float">
            <text:p>-0.2812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formula="of:=SUM([.B102:.M102])" office:value-type="float" office:value="-1.7975" calcext:value-type="float">
            <text:p>-1.79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(NN)S</text:p>
          </table:table-cell>
          <table:table-cell table:formula="of:=ml*Sl" office:value-type="float" office:value="0.0875" calcext:value-type="float">
            <text:p>0.0875</text:p>
          </table:table-cell>
          <table:table-cell/>
          <table:table-cell table:formula="of:=dl*(1-Sl)" office:value-type="float" office:value="-0.0625" calcext:value-type="float">
            <text:p>-0.062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Sr" office:value-type="float" office:value="0.04375" calcext:value-type="float">
            <text:p>0.04375</text:p>
          </table:table-cell>
          <table:table-cell/>
          <table:table-cell table:formula="of:=dr*(1-Sr)" office:value-type="float" office:value="-0.28125" calcext:value-type="float">
            <text:p>-0.2812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formula="of:=SUM([.B103:.M103])" office:value-type="float" office:value="-1.775" calcext:value-type="float">
            <text:p>-1.7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N(NS)<text:span text:style-name="T2">⟸</text:span></text:p>
          </table:table-cell>
          <table:table-cell table:formula="of:=ml*Sl" office:value-type="float" office:value="0.0875" calcext:value-type="float">
            <text:p>0.0875</text:p>
          </table:table-cell>
          <table:table-cell/>
          <table:table-cell table:formula="of:=dl*(1-Sl)" office:value-type="float" office:value="-0.0625" calcext:value-type="float">
            <text:p>-0.062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Sr" office:value-type="float" office:value="0.04375" calcext:value-type="float">
            <text:p>0.04375</text:p>
          </table:table-cell>
          <table:table-cell table:formula="of:=mpr*Sr" office:value-type="float" office:value="0.21875" calcext:value-type="float">
            <text:p>0.21875</text:p>
          </table:table-cell>
          <table:table-cell table:formula="of:=dr*(1-Sr)" office:value-type="float" office:value="-0.28125" calcext:value-type="float">
            <text:p>-0.28125</text:p>
          </table:table-cell>
          <table:table-cell table:formula="of:=dpr*(1-Sr)" office:value-type="float" office:value="-0.28125" calcext:value-type="float">
            <text:p>-0.2812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3"/>
          <table:table-cell table:style-name="ce2" table:formula="of:=SUM([.B104:.M104])" office:value-type="float" office:value="-0.8375" calcext:value-type="float">
            <text:p>-0.8375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6" table:number-rows-spanned="1">
            <text:p>S again promotes penult stress.</text:p>
          </table:table-cell>
          <table:covered-table-cell table:number-columns-repeated="12"/>
          <table:covered-table-cell table:style-name="Default"/>
          <table:covered-table-cell table:number-columns-repeated="2"/>
          <table:table-cell table:number-columns-repeated="4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UU(S)(S)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UU)SS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2"/>
          <table:table-cell table:formula="of:=dep_anch_l_stem" office:value-type="float" office:value="-4" calcext:value-type="float">
            <text:p>-4</text:p>
          </table:table-cell>
          <table:table-cell/>
          <table:table-cell table:formula="of:=SUM([.B108:.M108])" office:value-type="float" office:value="-6.5625" calcext:value-type="float">
            <text:p>-6.5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(US)S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Sr" office:value-type="float" office:value="0.04375" calcext:value-type="float">
            <text:p>0.04375</text:p>
          </table:table-cell>
          <table:table-cell table:formula="of:=mpr*Sr" office:value-type="float" office:value="0.21875" calcext:value-type="float">
            <text:p>0.21875</text:p>
          </table:table-cell>
          <table:table-cell table:formula="of:=dr*(1-Sr)" office:value-type="float" office:value="-0.28125" calcext:value-type="float">
            <text:p>-0.28125</text:p>
          </table:table-cell>
          <table:table-cell table:formula="of:=dpr*(1-Sr)" office:value-type="float" office:value="-0.28125" calcext:value-type="float">
            <text:p>-0.28125</text:p>
          </table:table-cell>
          <table:table-cell table:number-columns-repeated="4"/>
          <table:table-cell table:formula="of:=SUM([.B109:.M109])" office:value-type="float" office:value="-1.8625" calcext:value-type="float">
            <text:p>-1.8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U(SS)<text:span text:style-name="T2">⟸</text:span></text:p>
          </table:table-cell>
          <table:table-cell table:formula="of:=ml*Sl" office:value-type="float" office:value="0.0875" calcext:value-type="float">
            <text:p>0.0875</text:p>
          </table:table-cell>
          <table:table-cell table:formula="of:=mpl*Sl" office:value-type="float" office:value="0.2734375" calcext:value-type="float">
            <text:p>0.2734375</text:p>
          </table:table-cell>
          <table:table-cell table:formula="of:=dl*(1-Sl)" office:value-type="float" office:value="-0.0625" calcext:value-type="float">
            <text:p>-0.0625</text:p>
          </table:table-cell>
          <table:table-cell table:formula="of:=dpl*(1-Sl)" office:value-type="float" office:value="-0.1328125" calcext:value-type="float">
            <text:p>-0.1328125</text:p>
          </table:table-cell>
          <table:table-cell table:formula="of:=mr*Sr" office:value-type="float" office:value="0.04375" calcext:value-type="float">
            <text:p>0.04375</text:p>
          </table:table-cell>
          <table:table-cell table:formula="of:=mpr*Sr" office:value-type="float" office:value="0.21875" calcext:value-type="float">
            <text:p>0.21875</text:p>
          </table:table-cell>
          <table:table-cell table:formula="of:=dr*(1-Sr)" office:value-type="float" office:value="-0.28125" calcext:value-type="float">
            <text:p>-0.28125</text:p>
          </table:table-cell>
          <table:table-cell table:formula="of:=dpr*(1-Sr)" office:value-type="float" office:value="-0.28125" calcext:value-type="float">
            <text:p>-0.2812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2"/>
          <table:table-cell table:formula="of:=anch_r_ft_edge*Sr" office:value-type="float" office:value="-0.590625" calcext:value-type="float">
            <text:p>-0.590625</text:p>
          </table:table-cell>
          <table:table-cell table:style-name="ce2" table:formula="of:=SUM([.B110:.M110])" office:value-type="float" office:value="-0.225" calcext:value-type="float">
            <text:p>-0.225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6" table:number-rows-spanned="1">
            <text:p>U has no input activation to compete with the effects fo S.</text:p>
          </table:table-cell>
          <table:covered-table-cell table:number-columns-repeated="12"/>
          <table:covered-table-cell table:style-name="Default"/>
          <table:covered-table-cell table:number-columns-repeated="2"/>
          <table:table-cell table:number-columns-repeated="4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UU(S)N (hypothetical)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UU)SN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2"/>
          <table:table-cell table:formula="of:=dep_anch_l_stem" office:value-type="float" office:value="-4" calcext:value-type="float">
            <text:p>-4</text:p>
          </table:table-cell>
          <table:table-cell/>
          <table:table-cell table:formula="of:=SUM([.B114:.M114])" office:value-type="float" office:value="-6.5625" calcext:value-type="float">
            <text:p>-6.5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(US)N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Sr" office:value-type="float" office:value="0.04375" calcext:value-type="float">
            <text:p>0.04375</text:p>
          </table:table-cell>
          <table:table-cell table:formula="of:=mpr*Sr" office:value-type="float" office:value="0.21875" calcext:value-type="float">
            <text:p>0.21875</text:p>
          </table:table-cell>
          <table:table-cell table:formula="of:=dr*(1-Sr)" office:value-type="float" office:value="-0.28125" calcext:value-type="float">
            <text:p>-0.28125</text:p>
          </table:table-cell>
          <table:table-cell table:formula="of:=dpr*(1-Sr)" office:value-type="float" office:value="-0.28125" calcext:value-type="float">
            <text:p>-0.28125</text:p>
          </table:table-cell>
          <table:table-cell table:number-columns-repeated="4"/>
          <table:table-cell table:formula="of:=SUM([.B115:.M115])" office:value-type="float" office:value="-1.8625" calcext:value-type="float">
            <text:p>-1.8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U(SN)<text:span text:style-name="T2">⟸</text:span></text:p>
          </table:table-cell>
          <table:table-cell table:formula="of:=ml*Sl" office:value-type="float" office:value="0.0875" calcext:value-type="float">
            <text:p>0.0875</text:p>
          </table:table-cell>
          <table:table-cell table:formula="of:=mpl*Sl" office:value-type="float" office:value="0.2734375" calcext:value-type="float">
            <text:p>0.2734375</text:p>
          </table:table-cell>
          <table:table-cell table:formula="of:=dl*(1-Sl)" office:value-type="float" office:value="-0.0625" calcext:value-type="float">
            <text:p>-0.0625</text:p>
          </table:table-cell>
          <table:table-cell table:formula="of:=dpl*(1-Sl)" office:value-type="float" office:value="-0.1328125" calcext:value-type="float">
            <text:p>-0.1328125</text:p>
          </table:table-cell>
          <table:table-cell table:formula="of:=mr*Sr" office:value-type="float" office:value="0.04375" calcext:value-type="float">
            <text:p>0.04375</text:p>
          </table:table-cell>
          <table:table-cell/>
          <table:table-cell table:formula="of:=dr*(1-Sr)" office:value-type="float" office:value="-0.28125" calcext:value-type="float">
            <text:p>-0.28125</text:p>
          </table:table-cell>
          <table:table-cell table:formula="of:=dpr" office:value-type="float" office:value="-0.5" calcext:value-type="float">
            <text:p>-0.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2"/>
          <table:table-cell table:formula="of:=anch_r_ft_edge*Sr" office:value-type="float" office:value="-0.590625" calcext:value-type="float">
            <text:p>-0.590625</text:p>
          </table:table-cell>
          <table:table-cell table:style-name="ce2" table:formula="of:=SUM([.B116:.M116])" office:value-type="float" office:value="-0.6625" calcext:value-type="float">
            <text:p>-0.6625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UU(S)(S)N (hypoth.)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UU)SSN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formula="of:=SUM([.B119:.M119])" office:value-type="float" office:value="-2.5625" calcext:value-type="float">
            <text:p>-2.5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(US)SN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Sr" office:value-type="float" office:value="0.04375" calcext:value-type="float">
            <text:p>0.04375</text:p>
          </table:table-cell>
          <table:table-cell table:formula="of:=mpr*Sr" office:value-type="float" office:value="0.21875" calcext:value-type="float">
            <text:p>0.21875</text:p>
          </table:table-cell>
          <table:table-cell table:formula="of:=dr*(1-Sr)" office:value-type="float" office:value="-0.28125" calcext:value-type="float">
            <text:p>-0.28125</text:p>
          </table:table-cell>
          <table:table-cell table:formula="of:=dpr*(1-Sr)" office:value-type="float" office:value="-0.28125" calcext:value-type="float">
            <text:p>-0.28125</text:p>
          </table:table-cell>
          <table:table-cell table:number-columns-repeated="4"/>
          <table:table-cell table:formula="of:=SUM([.B120:.M120])" office:value-type="float" office:value="-1.8625" calcext:value-type="float">
            <text:p>-1.8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U(SS)<text:span text:style-name="T2">N</text:span></text:p>
          </table:table-cell>
          <table:table-cell table:formula="of:=ml*Sl" office:value-type="float" office:value="0.0875" calcext:value-type="float">
            <text:p>0.0875</text:p>
          </table:table-cell>
          <table:table-cell table:formula="of:=mpl*Sl" office:value-type="float" office:value="0.2734375" calcext:value-type="float">
            <text:p>0.2734375</text:p>
          </table:table-cell>
          <table:table-cell table:formula="of:=dl*(1-Sl)" office:value-type="float" office:value="-0.0625" calcext:value-type="float">
            <text:p>-0.0625</text:p>
          </table:table-cell>
          <table:table-cell table:formula="of:=dpl*(1-Sl)" office:value-type="float" office:value="-0.1328125" calcext:value-type="float">
            <text:p>-0.1328125</text:p>
          </table:table-cell>
          <table:table-cell table:formula="of:=mr*Sr" office:value-type="float" office:value="0.04375" calcext:value-type="float">
            <text:p>0.04375</text:p>
          </table:table-cell>
          <table:table-cell table:formula="of:=mpr*Sr" office:value-type="float" office:value="0.21875" calcext:value-type="float">
            <text:p>0.21875</text:p>
          </table:table-cell>
          <table:table-cell table:formula="of:=dr*(1-Sr)" office:value-type="float" office:value="-0.28125" calcext:value-type="float">
            <text:p>-0.28125</text:p>
          </table:table-cell>
          <table:table-cell table:formula="of:=dpr*(1-Sr)" office:value-type="float" office:value="-0.28125" calcext:value-type="float">
            <text:p>-0.28125</text:p>
          </table:table-cell>
          <table:table-cell table:number-columns-repeated="3"/>
          <table:table-cell table:formula="of:=anch_r_ft_edge*Sr" office:value-type="float" office:value="-0.590625" calcext:value-type="float">
            <text:p>-0.590625</text:p>
          </table:table-cell>
          <table:table-cell table:formula="of:=SUM([.B121:.M121])" office:value-type="float" office:value="-0.725" calcext:value-type="float">
            <text:p>-0.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US(SN)<text:span text:style-name="T2">⟸</text:span></text:p>
          </table:table-cell>
          <table:table-cell table:formula="of:=ml*Sl" office:value-type="float" office:value="0.0875" calcext:value-type="float">
            <text:p>0.0875</text:p>
          </table:table-cell>
          <table:table-cell table:formula="of:=mpl*Sl" office:value-type="float" office:value="0.2734375" calcext:value-type="float">
            <text:p>0.2734375</text:p>
          </table:table-cell>
          <table:table-cell table:formula="of:=dl*(1-Sl)" office:value-type="float" office:value="-0.0625" calcext:value-type="float">
            <text:p>-0.0625</text:p>
          </table:table-cell>
          <table:table-cell table:formula="of:=dpl*(1-Sl)" office:value-type="float" office:value="-0.1328125" calcext:value-type="float">
            <text:p>-0.1328125</text:p>
          </table:table-cell>
          <table:table-cell table:formula="of:=mr*Sr" office:value-type="float" office:value="0.04375" calcext:value-type="float">
            <text:p>0.04375</text:p>
          </table:table-cell>
          <table:table-cell/>
          <table:table-cell table:formula="of:=dr*(1-Sr)" office:value-type="float" office:value="-0.28125" calcext:value-type="float">
            <text:p>-0.28125</text:p>
          </table:table-cell>
          <table:table-cell table:formula="of:=dpr" office:value-type="float" office:value="-0.5" calcext:value-type="float">
            <text:p>-0.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2"/>
          <table:table-cell table:formula="of:=anch_r_ft_edge*Sr" office:value-type="float" office:value="-0.590625" calcext:value-type="float">
            <text:p>-0.590625</text:p>
          </table:table-cell>
          <table:table-cell table:style-name="ce2" table:formula="of:=SUM([.B122:.M122])" office:value-type="float" office:value="-0.6625" calcext:value-type="float">
            <text:p>-0.6625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6" table:number-rows-spanned="1">
            <text:p>A series of Ss followed by a single recessive stressless affix can promote penuilt stress.</text:p>
          </table:table-cell>
          <table:covered-table-cell table:number-columns-repeated="12"/>
          <table:covered-table-cell table:style-name="Default"/>
          <table:covered-table-cell table:number-columns-repeated="2"/>
          <table:table-cell table:number-columns-repeated="4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UU(S)NN (hypoth.)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UU)SNN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2"/>
          <table:table-cell table:formula="of:=dep_anch_l_stem" office:value-type="float" office:value="-4" calcext:value-type="float">
            <text:p>-4</text:p>
          </table:table-cell>
          <table:table-cell/>
          <table:table-cell table:formula="of:=SUM([.B126:.M126])" office:value-type="float" office:value="-6.5625" calcext:value-type="float">
            <text:p>-6.5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(US)NN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Sr" office:value-type="float" office:value="0.04375" calcext:value-type="float">
            <text:p>0.04375</text:p>
          </table:table-cell>
          <table:table-cell table:formula="of:=mpr*Sr" office:value-type="float" office:value="0.21875" calcext:value-type="float">
            <text:p>0.21875</text:p>
          </table:table-cell>
          <table:table-cell table:formula="of:=dr*(1-Sr)" office:value-type="float" office:value="-0.28125" calcext:value-type="float">
            <text:p>-0.28125</text:p>
          </table:table-cell>
          <table:table-cell table:formula="of:=dpr*(1-Sr)" office:value-type="float" office:value="-0.28125" calcext:value-type="float">
            <text:p>-0.28125</text:p>
          </table:table-cell>
          <table:table-cell table:number-columns-repeated="4"/>
          <table:table-cell table:formula="of:=SUM([.B127:.M127])" office:value-type="float" office:value="-1.8625" calcext:value-type="float">
            <text:p>-1.8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U(SN)<text:span text:style-name="T2">N</text:span></text:p>
          </table:table-cell>
          <table:table-cell table:formula="of:=ml*Sl" office:value-type="float" office:value="0.0875" calcext:value-type="float">
            <text:p>0.0875</text:p>
          </table:table-cell>
          <table:table-cell table:formula="of:=mpl*Sl" office:value-type="float" office:value="0.2734375" calcext:value-type="float">
            <text:p>0.2734375</text:p>
          </table:table-cell>
          <table:table-cell table:formula="of:=dl*(1-Sl)" office:value-type="float" office:value="-0.0625" calcext:value-type="float">
            <text:p>-0.0625</text:p>
          </table:table-cell>
          <table:table-cell table:formula="of:=dpl*(1-Sl)" office:value-type="float" office:value="-0.1328125" calcext:value-type="float">
            <text:p>-0.1328125</text:p>
          </table:table-cell>
          <table:table-cell table:formula="of:=mr*Sr" office:value-type="float" office:value="0.04375" calcext:value-type="float">
            <text:p>0.04375</text:p>
          </table:table-cell>
          <table:table-cell/>
          <table:table-cell table:formula="of:=dr*(1-Sr)" office:value-type="float" office:value="-0.28125" calcext:value-type="float">
            <text:p>-0.2812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3"/>
          <table:table-cell table:formula="of:=anch_r_ft_edge*Sr" office:value-type="float" office:value="-0.590625" calcext:value-type="float">
            <text:p>-0.590625</text:p>
          </table:table-cell>
          <table:table-cell table:formula="of:=SUM([.B128:.M128])" office:value-type="float" office:value="-1.1625" calcext:value-type="float">
            <text:p>-1.1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US(NN)<text:span text:style-name="T2"> (wrong!!)</text:span></text:p>
          </table:table-cell>
          <table:table-cell table:formula="of:=ml*Sl" office:value-type="float" office:value="0.0875" calcext:value-type="float">
            <text:p>0.0875</text:p>
          </table:table-cell>
          <table:table-cell/>
          <table:table-cell table:formula="of:=dl*(1-Sl)" office:value-type="float" office:value="-0.0625" calcext:value-type="float">
            <text:p>-0.062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Sr" office:value-type="float" office:value="0.04375" calcext:value-type="float">
            <text:p>0.04375</text:p>
          </table:table-cell>
          <table:table-cell/>
          <table:table-cell table:formula="of:=dr*(1-Sr)" office:value-type="float" office:value="-0.28125" calcext:value-type="float">
            <text:p>-0.28125</text:p>
          </table:table-cell>
          <table:table-cell table:formula="of:=dpr" office:value-type="float" office:value="-0.5" calcext:value-type="float">
            <text:p>-0.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3"/>
          <table:table-cell table:style-name="ce8" table:formula="of:=SUM([.B129:.M129])" office:value-type="float" office:value="-1.275" calcext:value-type="float">
            <text:p>-1.275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4" table:number-rows-spanned="1">
            <text:p>Inrerestingly, this form should be impossible according to the template in Dąbkowski (2021) table II., where 2 recessive stessless suffixes cannot follow a dominant stressless suffix.</text:p>
          </table:table-cell>
          <table:covered-table-cell table:number-columns-repeated="12"/>
          <table:covered-table-cell table:style-name="Default"/>
          <table:table-cell table:number-columns-repeated="6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(AA(S)(S)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AA)SS</text:p>
          </table:table-cell>
          <table:table-cell table:formula="of:=A*ml" office:value-type="float" office:value="0.08375" calcext:value-type="float">
            <text:p>0.08375</text:p>
          </table:table-cell>
          <table:table-cell table:formula="of:=A*mpl" office:value-type="float" office:value="0.26171875" calcext:value-type="float">
            <text:p>0.26171875</text:p>
          </table:table-cell>
          <table:table-cell table:formula="of:=dl*(1-A)" office:value-type="float" office:value="-0.08125" calcext:value-type="float">
            <text:p>-0.08125</text:p>
          </table:table-cell>
          <table:table-cell table:formula="of:=dpl*(1-A)" office:value-type="float" office:value="-0.17265625" calcext:value-type="float">
            <text:p>-0.1726562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formula="of:=SUM([.B133:.M133])" office:value-type="float" office:value="-0.9084375" calcext:value-type="float">
            <text:p>-0.9084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(AS)S</text:p>
          </table:table-cell>
          <table:table-cell table:formula="of:=A*ml" office:value-type="float" office:value="0.08375" calcext:value-type="float">
            <text:p>0.08375</text:p>
          </table:table-cell>
          <table:table-cell/>
          <table:table-cell table:formula="of:=dl*(1-A)" office:value-type="float" office:value="-0.08125" calcext:value-type="float">
            <text:p>-0.0812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Sr" office:value-type="float" office:value="0.04375" calcext:value-type="float">
            <text:p>0.04375</text:p>
          </table:table-cell>
          <table:table-cell table:formula="of:=mpr*Sr" office:value-type="float" office:value="0.21875" calcext:value-type="float">
            <text:p>0.21875</text:p>
          </table:table-cell>
          <table:table-cell table:formula="of:=dr*(1-Sr)" office:value-type="float" office:value="-0.28125" calcext:value-type="float">
            <text:p>-0.28125</text:p>
          </table:table-cell>
          <table:table-cell table:formula="of:=dpr*(1-Sr)" office:value-type="float" office:value="-0.28125" calcext:value-type="float">
            <text:p>-0.28125</text:p>
          </table:table-cell>
          <table:table-cell table:number-columns-repeated="4"/>
          <table:table-cell table:formula="of:=SUM([.B134:.M134])" office:value-type="float" office:value="-1.36" calcext:value-type="float">
            <text:p>-1.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(SS)<text:span text:style-name="T2">⟸</text:span></text:p>
          </table:table-cell>
          <table:table-cell table:formula="of:=ml*Sl" office:value-type="float" office:value="0.0875" calcext:value-type="float">
            <text:p>0.0875</text:p>
          </table:table-cell>
          <table:table-cell table:formula="of:=mpl*Sl" office:value-type="float" office:value="0.2734375" calcext:value-type="float">
            <text:p>0.2734375</text:p>
          </table:table-cell>
          <table:table-cell table:formula="of:=dl*(1-Sl)" office:value-type="float" office:value="-0.0625" calcext:value-type="float">
            <text:p>-0.0625</text:p>
          </table:table-cell>
          <table:table-cell table:formula="of:=dpl*(1-Sl)" office:value-type="float" office:value="-0.1328125" calcext:value-type="float">
            <text:p>-0.1328125</text:p>
          </table:table-cell>
          <table:table-cell table:formula="of:=mr*Sr" office:value-type="float" office:value="0.04375" calcext:value-type="float">
            <text:p>0.04375</text:p>
          </table:table-cell>
          <table:table-cell table:formula="of:=mpr*Sr" office:value-type="float" office:value="0.21875" calcext:value-type="float">
            <text:p>0.21875</text:p>
          </table:table-cell>
          <table:table-cell table:formula="of:=dr*(1-Sr)" office:value-type="float" office:value="-0.28125" calcext:value-type="float">
            <text:p>-0.28125</text:p>
          </table:table-cell>
          <table:table-cell table:formula="of:=dpr*(1-Sr)" office:value-type="float" office:value="-0.28125" calcext:value-type="float">
            <text:p>-0.2812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2"/>
          <table:table-cell table:formula="of:=anch_r_ft_edge*Sr" office:value-type="float" office:value="-0.590625" calcext:value-type="float">
            <text:p>-0.590625</text:p>
          </table:table-cell>
          <table:table-cell table:style-name="ce2" table:formula="of:=SUM([.B135:.M135])" office:value-type="float" office:value="-0.225" calcext:value-type="float">
            <text:p>-0.225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6" table:number-rows-spanned="1">
            <text:p>S has enough left and right Foot edge input activation to outdo the effects of A.</text:p>
          </table:table-cell>
          <table:covered-table-cell table:number-columns-repeated="12"/>
          <table:covered-table-cell table:style-name="Default"/>
          <table:covered-table-cell table:number-columns-repeated="2"/>
          <table:table-cell table:number-columns-repeated="4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(AAR)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AA)R<text:span text:style-name="T2">⟸</text:span></text:p>
          </table:table-cell>
          <table:table-cell table:formula="of:=ml*A" office:value-type="float" office:value="0.08375" calcext:value-type="float">
            <text:p>0.08375</text:p>
          </table:table-cell>
          <table:table-cell table:formula="of:=mpl*A" office:value-type="float" office:value="0.26171875" calcext:value-type="float">
            <text:p>0.26171875</text:p>
          </table:table-cell>
          <table:table-cell table:formula="of:=dl*(1-A)" office:value-type="float" office:value="-0.08125" calcext:value-type="float">
            <text:p>-0.08125</text:p>
          </table:table-cell>
          <table:table-cell table:formula="of:=dpl*(1-A)" office:value-type="float" office:value="-0.17265625" calcext:value-type="float">
            <text:p>-0.1726562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style-name="ce2" table:formula="of:=SUM([.B139:.M139])" office:value-type="float" office:value="-0.9084375" calcext:value-type="float">
            <text:p>-0.9084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(AR)</text:p>
          </table:table-cell>
          <table:table-cell table:formula="of:=ml*A" office:value-type="float" office:value="0.08375" calcext:value-type="float">
            <text:p>0.08375</text:p>
          </table:table-cell>
          <table:table-cell/>
          <table:table-cell table:formula="of:=dl*(1-A)" office:value-type="float" office:value="-0.08125" calcext:value-type="float">
            <text:p>-0.0812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RR" office:value-type="float" office:value="0.0375" calcext:value-type="float">
            <text:p>0.0375</text:p>
          </table:table-cell>
          <table:table-cell table:formula="of:=mpr*RR" office:value-type="float" office:value="0.1875" calcext:value-type="float">
            <text:p>0.1875</text:p>
          </table:table-cell>
          <table:table-cell table:formula="of:=dr*(1-RR)" office:value-type="float" office:value="-0.3125" calcext:value-type="float">
            <text:p>-0.3125</text:p>
          </table:table-cell>
          <table:table-cell table:formula="of:=dpr*(1-RR)" office:value-type="float" office:value="-0.3125" calcext:value-type="float">
            <text:p>-0.312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3"/>
          <table:table-cell table:formula="of:=SUM([.B140:.M140])" office:value-type="float" office:value="-0.96" calcext:value-type="float">
            <text:p>-0.96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8" table:number-rows-spanned="1">
            <text:p>R does not have enough input activation on its own to compete with the effects of the left Foot activation of A.</text:p>
          </table:table-cell>
          <table:covered-table-cell table:number-columns-repeated="12"/>
          <table:covered-table-cell table:style-name="Default"/>
          <table:covered-table-cell table:number-columns-repeated="4"/>
          <table:table-cell table:number-columns-repeated="2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(AAR)R)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AA)RR<text:span text:style-name="T2">⟸</text:span></text:p>
          </table:table-cell>
          <table:table-cell table:formula="of:=ml*A" office:value-type="float" office:value="0.08375" calcext:value-type="float">
            <text:p>0.08375</text:p>
          </table:table-cell>
          <table:table-cell table:formula="of:=mpl*A" office:value-type="float" office:value="0.26171875" calcext:value-type="float">
            <text:p>0.26171875</text:p>
          </table:table-cell>
          <table:table-cell table:formula="of:=dl*(1-A)" office:value-type="float" office:value="-0.08125" calcext:value-type="float">
            <text:p>-0.08125</text:p>
          </table:table-cell>
          <table:table-cell table:formula="of:=dpl*(1-A)" office:value-type="float" office:value="-0.17265625" calcext:value-type="float">
            <text:p>-0.1726562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style-name="ce2" table:formula="of:=SUM([.B144:.M144])" office:value-type="float" office:value="-0.9084375" calcext:value-type="float">
            <text:p>-0.9084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(AR)R</text:p>
          </table:table-cell>
          <table:table-cell table:formula="of:=ml*A" office:value-type="float" office:value="0.08375" calcext:value-type="float">
            <text:p>0.08375</text:p>
          </table:table-cell>
          <table:table-cell/>
          <table:table-cell table:formula="of:=dl*(1-A)" office:value-type="float" office:value="-0.08125" calcext:value-type="float">
            <text:p>-0.0812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RR" office:value-type="float" office:value="0.0375" calcext:value-type="float">
            <text:p>0.0375</text:p>
          </table:table-cell>
          <table:table-cell table:formula="of:=mpr*RR" office:value-type="float" office:value="0.1875" calcext:value-type="float">
            <text:p>0.1875</text:p>
          </table:table-cell>
          <table:table-cell table:formula="of:=dr*(1-RR)" office:value-type="float" office:value="-0.3125" calcext:value-type="float">
            <text:p>-0.3125</text:p>
          </table:table-cell>
          <table:table-cell table:formula="of:=dpr*(1-RR)" office:value-type="float" office:value="-0.3125" calcext:value-type="float">
            <text:p>-0.3125</text:p>
          </table:table-cell>
          <table:table-cell table:number-columns-repeated="4"/>
          <table:table-cell table:formula="of:=SUM([.B145:.M145])" office:value-type="float" office:value="-1.46" calcext:value-type="float">
            <text:p>-1.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(RR)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RR" office:value-type="float" office:value="0.0375" calcext:value-type="float">
            <text:p>0.0375</text:p>
          </table:table-cell>
          <table:table-cell table:formula="of:=mpr*RR" office:value-type="float" office:value="0.1875" calcext:value-type="float">
            <text:p>0.1875</text:p>
          </table:table-cell>
          <table:table-cell table:formula="of:=dr*(1-RR)" office:value-type="float" office:value="-0.3125" calcext:value-type="float">
            <text:p>-0.3125</text:p>
          </table:table-cell>
          <table:table-cell table:formula="of:=dpr*(1-RR)" office:value-type="float" office:value="-0.3125" calcext:value-type="float">
            <text:p>-0.312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2"/>
          <table:table-cell table:formula="of:=anch_r_ft_edge*RR" office:value-type="float" office:value="-0.50625" calcext:value-type="float">
            <text:p>-0.50625</text:p>
          </table:table-cell>
          <table:table-cell table:formula="of:=SUM([.B146:.M146])" office:value-type="float" office:value="-1.96875" calcext:value-type="float">
            <text:p>-1.96875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8" table:number-rows-spanned="1">
            <text:p>R does not have enough input activation on its own to compete with the effects of the left Foot activation of A.</text:p>
          </table:table-cell>
          <table:covered-table-cell table:number-columns-repeated="12"/>
          <table:covered-table-cell table:style-name="Default"/>
          <table:covered-table-cell table:number-columns-repeated="4"/>
          <table:table-cell table:number-columns-repeated="2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(ANR)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AN)R<text:span text:style-name="T2">⟸</text:span></text:p>
          </table:table-cell>
          <table:table-cell table:formula="of:=ml*A" office:value-type="float" office:value="0.08375" calcext:value-type="float">
            <text:p>0.08375</text:p>
          </table:table-cell>
          <table:table-cell table:formula="of:=mpl*A" office:value-type="float" office:value="0.26171875" calcext:value-type="float">
            <text:p>0.26171875</text:p>
          </table:table-cell>
          <table:table-cell table:formula="of:=dl*(1-A)" office:value-type="float" office:value="-0.08125" calcext:value-type="float">
            <text:p>-0.08125</text:p>
          </table:table-cell>
          <table:table-cell table:formula="of:=dpl*(1-A)" office:value-type="float" office:value="-0.17265625" calcext:value-type="float">
            <text:p>-0.1726562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style-name="ce2" table:formula="of:=SUM([.B150:.M150])" office:value-type="float" office:value="-0.9084375" calcext:value-type="float">
            <text:p>-0.9084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(NR)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RR" office:value-type="float" office:value="0.0375" calcext:value-type="float">
            <text:p>0.0375</text:p>
          </table:table-cell>
          <table:table-cell table:formula="of:=mpr*RR" office:value-type="float" office:value="0.1875" calcext:value-type="float">
            <text:p>0.1875</text:p>
          </table:table-cell>
          <table:table-cell table:formula="of:=dr*(1-RR)" office:value-type="float" office:value="-0.3125" calcext:value-type="float">
            <text:p>-0.3125</text:p>
          </table:table-cell>
          <table:table-cell table:formula="of:=dpr*(1-RR)" office:value-type="float" office:value="-0.3125" calcext:value-type="float">
            <text:p>-0.312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3"/>
          <table:table-cell table:formula="of:=SUM([.B151:.M151])" office:value-type="float" office:value="-1.4625" calcext:value-type="float">
            <text:p>-1.4625</text:p>
          </table:table-cell>
          <table:table-cell table:number-columns-repeated="6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(AA(S)R)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AA)SR</text:p>
          </table:table-cell>
          <table:table-cell table:formula="of:=ml*A" office:value-type="float" office:value="0.08375" calcext:value-type="float">
            <text:p>0.08375</text:p>
          </table:table-cell>
          <table:table-cell table:formula="of:=mpl*A" office:value-type="float" office:value="0.26171875" calcext:value-type="float">
            <text:p>0.26171875</text:p>
          </table:table-cell>
          <table:table-cell table:formula="of:=dl*(1-A)" office:value-type="float" office:value="-0.08125" calcext:value-type="float">
            <text:p>-0.08125</text:p>
          </table:table-cell>
          <table:table-cell table:formula="of:=dpl*(1-A)" office:value-type="float" office:value="-0.17265625" calcext:value-type="float">
            <text:p>-0.1726562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formula="of:=SUM([.B154:.M154])" office:value-type="float" office:value="-0.9084375" calcext:value-type="float">
            <text:p>-0.9084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(AS)R</text:p>
          </table:table-cell>
          <table:table-cell table:formula="of:=ml*A" office:value-type="float" office:value="0.08375" calcext:value-type="float">
            <text:p>0.08375</text:p>
          </table:table-cell>
          <table:table-cell/>
          <table:table-cell table:formula="of:=dl*(1-A)" office:value-type="float" office:value="-0.08125" calcext:value-type="float">
            <text:p>-0.0812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Sr" office:value-type="float" office:value="0.04375" calcext:value-type="float">
            <text:p>0.04375</text:p>
          </table:table-cell>
          <table:table-cell table:formula="of:=mpr*Sr" office:value-type="float" office:value="0.21875" calcext:value-type="float">
            <text:p>0.21875</text:p>
          </table:table-cell>
          <table:table-cell table:formula="of:=dr*(1-Sr)" office:value-type="float" office:value="-0.28125" calcext:value-type="float">
            <text:p>-0.28125</text:p>
          </table:table-cell>
          <table:table-cell table:formula="of:=dpr*(1-Sr)" office:value-type="float" office:value="-0.28125" calcext:value-type="float">
            <text:p>-0.28125</text:p>
          </table:table-cell>
          <table:table-cell table:number-columns-repeated="4"/>
          <table:table-cell table:formula="of:=SUM([.B155:.M155])" office:value-type="float" office:value="-1.36" calcext:value-type="float">
            <text:p>-1.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(SR)<text:span text:style-name="T2">⟸</text:span></text:p>
          </table:table-cell>
          <table:table-cell table:formula="of:=ml*Sl" office:value-type="float" office:value="0.0875" calcext:value-type="float">
            <text:p>0.0875</text:p>
          </table:table-cell>
          <table:table-cell table:formula="of:=mpl*Sl" office:value-type="float" office:value="0.2734375" calcext:value-type="float">
            <text:p>0.2734375</text:p>
          </table:table-cell>
          <table:table-cell table:formula="of:=dl*(1-Sl)" office:value-type="float" office:value="-0.0625" calcext:value-type="float">
            <text:p>-0.0625</text:p>
          </table:table-cell>
          <table:table-cell table:formula="of:=dpl*(1-Sl)" office:value-type="float" office:value="-0.1328125" calcext:value-type="float">
            <text:p>-0.1328125</text:p>
          </table:table-cell>
          <table:table-cell table:formula="of:=mr*Sr" office:value-type="float" office:value="0.04375" calcext:value-type="float">
            <text:p>0.04375</text:p>
          </table:table-cell>
          <table:table-cell table:formula="of:=mpr*RR" office:value-type="float" office:value="0.1875" calcext:value-type="float">
            <text:p>0.1875</text:p>
          </table:table-cell>
          <table:table-cell table:formula="of:=dr*(1-Sr)" office:value-type="float" office:value="-0.28125" calcext:value-type="float">
            <text:p>-0.28125</text:p>
          </table:table-cell>
          <table:table-cell table:formula="of:=dpr*(1-RR)" office:value-type="float" office:value="-0.3125" calcext:value-type="float">
            <text:p>-0.312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2"/>
          <table:table-cell table:formula="of:=anch_r_ft_edge*Sr" office:value-type="float" office:value="-0.590625" calcext:value-type="float">
            <text:p>-0.590625</text:p>
          </table:table-cell>
          <table:table-cell table:style-name="ce2" table:formula="of:=SUM([.B156:.M156])" office:value-type="float" office:value="-0.2875" calcext:value-type="float">
            <text:p>-0.2875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8" table:number-rows-spanned="1">
            <text:p>S acts as a catalyst to boost the preaccenting effect of R by increasing the reward of mr and ml and reducting penalty of dr, compred to the next tableau.</text:p>
          </table:table-cell>
          <table:covered-table-cell table:number-columns-repeated="12"/>
          <table:covered-table-cell table:style-name="Default"/>
          <table:covered-table-cell table:number-columns-repeated="4"/>
          <table:table-cell table:number-columns-repeated="2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(AA(S)R)R) (hypo.)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AA)SRR</text:p>
          </table:table-cell>
          <table:table-cell table:formula="of:=ml*A" office:value-type="float" office:value="0.08375" calcext:value-type="float">
            <text:p>0.08375</text:p>
          </table:table-cell>
          <table:table-cell table:formula="of:=mpl*A" office:value-type="float" office:value="0.26171875" calcext:value-type="float">
            <text:p>0.26171875</text:p>
          </table:table-cell>
          <table:table-cell table:formula="of:=dl*(1-A)" office:value-type="float" office:value="-0.08125" calcext:value-type="float">
            <text:p>-0.08125</text:p>
          </table:table-cell>
          <table:table-cell table:formula="of:=dpl*(1-A)" office:value-type="float" office:value="-0.17265625" calcext:value-type="float">
            <text:p>-0.1726562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formula="of:=SUM([.B160:.M160])" office:value-type="float" office:value="-0.9084375" calcext:value-type="float">
            <text:p>-0.9084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(AS)RR</text:p>
          </table:table-cell>
          <table:table-cell table:formula="of:=ml*A" office:value-type="float" office:value="0.08375" calcext:value-type="float">
            <text:p>0.08375</text:p>
          </table:table-cell>
          <table:table-cell/>
          <table:table-cell table:formula="of:=dl*(1-A)" office:value-type="float" office:value="-0.08125" calcext:value-type="float">
            <text:p>-0.0812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Sr" office:value-type="float" office:value="0.04375" calcext:value-type="float">
            <text:p>0.04375</text:p>
          </table:table-cell>
          <table:table-cell table:formula="of:=mpr*Sr" office:value-type="float" office:value="0.21875" calcext:value-type="float">
            <text:p>0.21875</text:p>
          </table:table-cell>
          <table:table-cell table:formula="of:=dr*(1-Sr)" office:value-type="float" office:value="-0.28125" calcext:value-type="float">
            <text:p>-0.28125</text:p>
          </table:table-cell>
          <table:table-cell table:formula="of:=dpr*(1-Sr)" office:value-type="float" office:value="-0.28125" calcext:value-type="float">
            <text:p>-0.28125</text:p>
          </table:table-cell>
          <table:table-cell table:number-columns-repeated="4"/>
          <table:table-cell table:formula="of:=SUM([.B161:.M161])" office:value-type="float" office:value="-1.36" calcext:value-type="float">
            <text:p>-1.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(SR)<text:span text:style-name="T2">R⟸</text:span></text:p>
          </table:table-cell>
          <table:table-cell table:formula="of:=ml*Sl" office:value-type="float" office:value="0.0875" calcext:value-type="float">
            <text:p>0.0875</text:p>
          </table:table-cell>
          <table:table-cell table:formula="of:=mpl*Sl" office:value-type="float" office:value="0.2734375" calcext:value-type="float">
            <text:p>0.2734375</text:p>
          </table:table-cell>
          <table:table-cell table:formula="of:=dl*(1-Sl)" office:value-type="float" office:value="-0.0625" calcext:value-type="float">
            <text:p>-0.0625</text:p>
          </table:table-cell>
          <table:table-cell table:formula="of:=dpl*(1-Sl)" office:value-type="float" office:value="-0.1328125" calcext:value-type="float">
            <text:p>-0.1328125</text:p>
          </table:table-cell>
          <table:table-cell table:formula="of:=mr*Sr" office:value-type="float" office:value="0.04375" calcext:value-type="float">
            <text:p>0.04375</text:p>
          </table:table-cell>
          <table:table-cell table:formula="of:=mpr*RR" office:value-type="float" office:value="0.1875" calcext:value-type="float">
            <text:p>0.1875</text:p>
          </table:table-cell>
          <table:table-cell table:formula="of:=dr*(1-Sr)" office:value-type="float" office:value="-0.28125" calcext:value-type="float">
            <text:p>-0.28125</text:p>
          </table:table-cell>
          <table:table-cell table:formula="of:=dpr*(1-RR)" office:value-type="float" office:value="-0.3125" calcext:value-type="float">
            <text:p>-0.3125</text:p>
          </table:table-cell>
          <table:table-cell table:number-columns-repeated="3"/>
          <table:table-cell table:formula="of:=anch_r_ft_edge*Sr" office:value-type="float" office:value="-0.590625" calcext:value-type="float">
            <text:p>-0.590625</text:p>
          </table:table-cell>
          <table:table-cell table:style-name="ce2" table:formula="of:=SUM([.B162:.M162])" office:value-type="float" office:value="-0.7875" calcext:value-type="float">
            <text:p>-0.78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S(RR)</text:p>
          </table:table-cell>
          <table:table-cell table:formula="of:=ml*Sl" office:value-type="float" office:value="0.0875" calcext:value-type="float">
            <text:p>0.0875</text:p>
          </table:table-cell>
          <table:table-cell/>
          <table:table-cell table:formula="of:=dl*(1-Sl)" office:value-type="float" office:value="-0.0625" calcext:value-type="float">
            <text:p>-0.062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Sr" office:value-type="float" office:value="0.04375" calcext:value-type="float">
            <text:p>0.04375</text:p>
          </table:table-cell>
          <table:table-cell table:formula="of:=mpr*RR" office:value-type="float" office:value="0.1875" calcext:value-type="float">
            <text:p>0.1875</text:p>
          </table:table-cell>
          <table:table-cell table:formula="of:=dr*(1-Sr)" office:value-type="float" office:value="-0.28125" calcext:value-type="float">
            <text:p>-0.28125</text:p>
          </table:table-cell>
          <table:table-cell table:formula="of:=dpr*(1-RR)" office:value-type="float" office:value="-0.3125" calcext:value-type="float">
            <text:p>-0.312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2"/>
          <table:table-cell table:formula="of:=anch_r_ft_edge*RR" office:value-type="float" office:value="-0.50625" calcext:value-type="float">
            <text:p>-0.50625</text:p>
          </table:table-cell>
          <table:table-cell table:formula="of:=SUM([.B163:.M163])" office:value-type="float" office:value="-1.40625" calcext:value-type="float">
            <text:p>-1.40625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4" table:number-rows-spanned="1">
            <text:p>S does not preaccent even though it has a strong R Ft edge because of its strong L Ft edge which makes it want to postaccent.</text:p>
          </table:table-cell>
          <table:covered-table-cell table:number-columns-repeated="12"/>
          <table:covered-table-cell table:style-name="Default"/>
          <table:table-cell table:number-columns-repeated="6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(AAD)D)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AA)DD</text:p>
          </table:table-cell>
          <table:table-cell table:formula="of:=A*ml" office:value-type="float" office:value="0.08375" calcext:value-type="float">
            <text:p>0.08375</text:p>
          </table:table-cell>
          <table:table-cell table:formula="of:=A*mpl" office:value-type="float" office:value="0.26171875" calcext:value-type="float">
            <text:p>0.26171875</text:p>
          </table:table-cell>
          <table:table-cell table:formula="of:=dl*(1-A)" office:value-type="float" office:value="-0.08125" calcext:value-type="float">
            <text:p>-0.08125</text:p>
          </table:table-cell>
          <table:table-cell table:formula="of:=dpl*(1-A)" office:value-type="float" office:value="-0.17265625" calcext:value-type="float">
            <text:p>-0.1726562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formula="of:=SUM([.B167:.M167])" office:value-type="float" office:value="-0.9084375" calcext:value-type="float">
            <text:p>-0.9084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(AD)D<text:span text:style-name="T2">⟸</text:span></text:p>
          </table:table-cell>
          <table:table-cell table:formula="of:=A*ml" office:value-type="float" office:value="0.08375" calcext:value-type="float">
            <text:p>0.08375</text:p>
          </table:table-cell>
          <table:table-cell/>
          <table:table-cell table:formula="of:=dl*(1-A)" office:value-type="float" office:value="-0.08125" calcext:value-type="float">
            <text:p>-0.0812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D" office:value-type="float" office:value="0.09375" calcext:value-type="float">
            <text:p>0.09375</text:p>
          </table:table-cell>
          <table:table-cell table:formula="of:=mpr*D" office:value-type="float" office:value="0.46875" calcext:value-type="float">
            <text:p>0.46875</text:p>
          </table:table-cell>
          <table:table-cell table:formula="of:=dr*(1-D)" office:value-type="float" office:value="-0.03125" calcext:value-type="float">
            <text:p>-0.03125</text:p>
          </table:table-cell>
          <table:table-cell table:formula="of:=dpr*(1-D)" office:value-type="float" office:value="-0.03125" calcext:value-type="float">
            <text:p>-0.03125</text:p>
          </table:table-cell>
          <table:table-cell table:number-columns-repeated="4"/>
          <table:table-cell table:style-name="ce2" table:formula="of:=SUM([.B168:.M168])" office:value-type="float" office:value="-0.56" calcext:value-type="float">
            <text:p>-0.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(DD)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D" office:value-type="float" office:value="0.09375" calcext:value-type="float">
            <text:p>0.09375</text:p>
          </table:table-cell>
          <table:table-cell table:formula="of:=mpr*D" office:value-type="float" office:value="0.46875" calcext:value-type="float">
            <text:p>0.46875</text:p>
          </table:table-cell>
          <table:table-cell table:formula="of:=dr*(1-D)" office:value-type="float" office:value="-0.03125" calcext:value-type="float">
            <text:p>-0.03125</text:p>
          </table:table-cell>
          <table:table-cell table:formula="of:=dpr*(1-D)" office:value-type="float" office:value="-0.03125" calcext:value-type="float">
            <text:p>-0.0312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2"/>
          <table:table-cell table:formula="of:=anch_r_ft_edge*D" office:value-type="float" office:value="-1.265625" calcext:value-type="float">
            <text:p>-1.265625</text:p>
          </table:table-cell>
          <table:table-cell table:formula="of:=SUM([.B169:.M169])" office:value-type="float" office:value="-1.828125" calcext:value-type="float">
            <text:p>-1.828125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6" table:number-rows-spanned="1">
            <text:p>The leftmost D promotes stress on the previous syllable through its right Foot edge activation.</text:p>
          </table:table-cell>
          <table:covered-table-cell table:number-columns-repeated="12"/>
          <table:covered-table-cell table:style-name="Default"/>
          <table:covered-table-cell table:number-columns-repeated="2"/>
          <table:table-cell table:number-columns-repeated="4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UU(S)ND)D)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UU)SNDD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2"/>
          <table:table-cell table:formula="of:=dep_anch_l_stem" office:value-type="float" office:value="-4" calcext:value-type="float">
            <text:p>-4</text:p>
          </table:table-cell>
          <table:table-cell/>
          <table:table-cell table:formula="of:=SUM([.B173:.M173])" office:value-type="float" office:value="-6.5625" calcext:value-type="float">
            <text:p>-6.5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(US)NDD</text:p>
          </table:table-cell>
          <table:table-cell table:number-columns-repeated="2"/>
          <table:table-cell table:formula="of:=dl" office:value-type="float" office:value="-0.5" calcext:value-type="float">
            <text:p>-0.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D" office:value-type="float" office:value="0.09375" calcext:value-type="float">
            <text:p>0.09375</text:p>
          </table:table-cell>
          <table:table-cell table:formula="of:=mpr*Sr" office:value-type="float" office:value="0.21875" calcext:value-type="float">
            <text:p>0.21875</text:p>
          </table:table-cell>
          <table:table-cell table:formula="of:=dr*(1-D)" office:value-type="float" office:value="-0.03125" calcext:value-type="float">
            <text:p>-0.03125</text:p>
          </table:table-cell>
          <table:table-cell table:formula="of:=dpr*(1-Sr)" office:value-type="float" office:value="-0.28125" calcext:value-type="float">
            <text:p>-0.28125</text:p>
          </table:table-cell>
          <table:table-cell table:number-columns-repeated="4"/>
          <table:table-cell table:formula="of:=SUM([.B174:.M174])" office:value-type="float" office:value="-1.5625" calcext:value-type="float">
            <text:p>-1.5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U(SN)DD</text:p>
          </table:table-cell>
          <table:table-cell table:formula="of:=ml*Sl" office:value-type="float" office:value="0.0875" calcext:value-type="float">
            <text:p>0.0875</text:p>
          </table:table-cell>
          <table:table-cell table:formula="of:=mpl*Sl" office:value-type="float" office:value="0.2734375" calcext:value-type="float">
            <text:p>0.2734375</text:p>
          </table:table-cell>
          <table:table-cell table:formula="of:=dl*(1-Sl)" office:value-type="float" office:value="-0.0625" calcext:value-type="float">
            <text:p>-0.0625</text:p>
          </table:table-cell>
          <table:table-cell table:formula="of:=dpl*(1-Sl)" office:value-type="float" office:value="-0.1328125" calcext:value-type="float">
            <text:p>-0.1328125</text:p>
          </table:table-cell>
          <table:table-cell table:formula="of:=mr*D" office:value-type="float" office:value="0.09375" calcext:value-type="float">
            <text:p>0.09375</text:p>
          </table:table-cell>
          <table:table-cell/>
          <table:table-cell table:formula="of:=dr*(1-D)" office:value-type="float" office:value="-0.03125" calcext:value-type="float">
            <text:p>-0.0312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3"/>
          <table:table-cell table:formula="of:=anch_r_ft_edge*Sr" office:value-type="float" office:value="-0.590625" calcext:value-type="float">
            <text:p>-0.590625</text:p>
          </table:table-cell>
          <table:table-cell table:formula="of:=SUM([.B175:.M175])" office:value-type="float" office:value="-0.8625" calcext:value-type="float">
            <text:p>-0.8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US(ND)D<text:span text:style-name="T2">⟸</text:span></text:p>
          </table:table-cell>
          <table:table-cell table:formula="of:=ml*Sl" office:value-type="float" office:value="0.0875" calcext:value-type="float">
            <text:p>0.0875</text:p>
          </table:table-cell>
          <table:table-cell/>
          <table:table-cell table:formula="of:=dl*(1-Sl)" office:value-type="float" office:value="-0.0625" calcext:value-type="float">
            <text:p>-0.062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D" office:value-type="float" office:value="0.09375" calcext:value-type="float">
            <text:p>0.09375</text:p>
          </table:table-cell>
          <table:table-cell table:formula="of:=mpr*D" office:value-type="float" office:value="0.46875" calcext:value-type="float">
            <text:p>0.46875</text:p>
          </table:table-cell>
          <table:table-cell table:formula="of:=dr*(1-D)" office:value-type="float" office:value="-0.03125" calcext:value-type="float">
            <text:p>-0.03125</text:p>
          </table:table-cell>
          <table:table-cell table:formula="of:=dpr*(1-D)" office:value-type="float" office:value="-0.03125" calcext:value-type="float">
            <text:p>-0.03125</text:p>
          </table:table-cell>
          <table:table-cell table:number-columns-repeated="4"/>
          <table:table-cell table:style-name="ce2" table:formula="of:=SUM([.B176:.M176])" office:value-type="float" office:value="-0.5375" calcext:value-type="float">
            <text:p>-0.5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USN(DD)</text:p>
          </table:table-cell>
          <table:table-cell table:formula="of:=ml*Sl" office:value-type="float" office:value="0.0875" calcext:value-type="float">
            <text:p>0.0875</text:p>
          </table:table-cell>
          <table:table-cell/>
          <table:table-cell table:formula="of:=dl*(1-Sl)" office:value-type="float" office:value="-0.0625" calcext:value-type="float">
            <text:p>-0.062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D" office:value-type="float" office:value="0.09375" calcext:value-type="float">
            <text:p>0.09375</text:p>
          </table:table-cell>
          <table:table-cell table:formula="of:=mpr*D" office:value-type="float" office:value="0.46875" calcext:value-type="float">
            <text:p>0.46875</text:p>
          </table:table-cell>
          <table:table-cell table:formula="of:=dr*(1-D)" office:value-type="float" office:value="-0.03125" calcext:value-type="float">
            <text:p>-0.03125</text:p>
          </table:table-cell>
          <table:table-cell table:formula="of:=dpr*(1-D)" office:value-type="float" office:value="-0.03125" calcext:value-type="float">
            <text:p>-0.0312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2"/>
          <table:table-cell table:formula="of:=anch_r_ft_edge*D" office:value-type="float" office:value="-1.265625" calcext:value-type="float">
            <text:p>-1.265625</text:p>
          </table:table-cell>
          <table:table-cell table:formula="of:=SUM([.B177:.M177])" office:value-type="float" office:value="-1.303125" calcext:value-type="float">
            <text:p>-1.303125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8" table:number-rows-spanned="1">
            <text:p>In spite of its right edge activation, S does not preaccent in preference to D partly because of D’s much higher right edge input activation.</text:p>
          </table:table-cell>
          <table:covered-table-cell table:number-columns-repeated="12"/>
          <table:covered-table-cell table:style-name="Default"/>
          <table:covered-table-cell table:number-columns-repeated="4"/>
          <table:table-cell table:number-columns-repeated="2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(AN(S)D)D)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AN)SDD</text:p>
          </table:table-cell>
          <table:table-cell table:formula="of:=ml*A" office:value-type="float" office:value="0.08375" calcext:value-type="float">
            <text:p>0.08375</text:p>
          </table:table-cell>
          <table:table-cell table:formula="of:=mpl*A" office:value-type="float" office:value="0.26171875" calcext:value-type="float">
            <text:p>0.26171875</text:p>
          </table:table-cell>
          <table:table-cell table:formula="of:=dl*(1-A)" office:value-type="float" office:value="-0.08125" calcext:value-type="float">
            <text:p>-0.08125</text:p>
          </table:table-cell>
          <table:table-cell table:formula="of:=dpl*(1-A)" office:value-type="float" office:value="-0.17265625" calcext:value-type="float">
            <text:p>-0.1726562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formula="of:=SUM([.B181:.M181])" office:value-type="float" office:value="-0.9084375" calcext:value-type="float">
            <text:p>-0.9084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(NS)DD<text:span text:style-name="T2">⟸</text:span></text:p>
          </table:table-cell>
          <table:table-cell table:formula="of:=ml*Sl" office:value-type="float" office:value="0.0875" calcext:value-type="float">
            <text:p>0.0875</text:p>
          </table:table-cell>
          <table:table-cell/>
          <table:table-cell table:formula="of:=dl*(1-Sl)" office:value-type="float" office:value="-0.0625" calcext:value-type="float">
            <text:p>-0.062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D" office:value-type="float" office:value="0.09375" calcext:value-type="float">
            <text:p>0.09375</text:p>
          </table:table-cell>
          <table:table-cell table:formula="of:=mpr*Sr" office:value-type="float" office:value="0.21875" calcext:value-type="float">
            <text:p>0.21875</text:p>
          </table:table-cell>
          <table:table-cell table:formula="of:=dr*(1-D)" office:value-type="float" office:value="-0.03125" calcext:value-type="float">
            <text:p>-0.03125</text:p>
          </table:table-cell>
          <table:table-cell table:formula="of:=dpr*(1-Sr)" office:value-type="float" office:value="-0.28125" calcext:value-type="float">
            <text:p>-0.28125</text:p>
          </table:table-cell>
          <table:table-cell table:number-columns-repeated="4"/>
          <table:table-cell table:style-name="ce2" table:formula="of:=SUM([.B182:.M182])" office:value-type="float" office:value="-1.0375" calcext:value-type="float">
            <text:p>-1.0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(SD)D</text:p>
          </table:table-cell>
          <table:table-cell table:formula="of:=ml*Sl" office:value-type="float" office:value="0.0875" calcext:value-type="float">
            <text:p>0.0875</text:p>
          </table:table-cell>
          <table:table-cell table:formula="of:=mpl*Sl" office:value-type="float" office:value="0.2734375" calcext:value-type="float">
            <text:p>0.2734375</text:p>
          </table:table-cell>
          <table:table-cell table:formula="of:=dl*(1-Sl)" office:value-type="float" office:value="-0.0625" calcext:value-type="float">
            <text:p>-0.0625</text:p>
          </table:table-cell>
          <table:table-cell table:formula="of:=dpl*(1-Sl)" office:value-type="float" office:value="-0.1328125" calcext:value-type="float">
            <text:p>-0.1328125</text:p>
          </table:table-cell>
          <table:table-cell table:formula="of:=mr*D" office:value-type="float" office:value="0.09375" calcext:value-type="float">
            <text:p>0.09375</text:p>
          </table:table-cell>
          <table:table-cell table:formula="of:=mpr*D" office:value-type="float" office:value="0.46875" calcext:value-type="float">
            <text:p>0.46875</text:p>
          </table:table-cell>
          <table:table-cell table:formula="of:=dr*(1-D)" office:value-type="float" office:value="-0.03125" calcext:value-type="float">
            <text:p>-0.03125</text:p>
          </table:table-cell>
          <table:table-cell table:formula="of:=dpr*(1-D)" office:value-type="float" office:value="-0.03125" calcext:value-type="float">
            <text:p>-0.03125</text:p>
          </table:table-cell>
          <table:table-cell table:number-columns-repeated="3"/>
          <table:table-cell table:formula="of:=anch_r_ft_edge*Sr" office:value-type="float" office:value="-0.590625" calcext:value-type="float">
            <text:p>-0.590625</text:p>
          </table:table-cell>
          <table:table-cell table:formula="of:=SUM([.B183:.M183])" office:value-type="float" office:value="0.0749999999999999" calcext:value-type="float">
            <text:p>0.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S(DD)</text:p>
          </table:table-cell>
          <table:table-cell table:formula="of:=ml*Sl" office:value-type="float" office:value="0.0875" calcext:value-type="float">
            <text:p>0.0875</text:p>
          </table:table-cell>
          <table:table-cell/>
          <table:table-cell table:formula="of:=dl*(1-Sl)" office:value-type="float" office:value="-0.0625" calcext:value-type="float">
            <text:p>-0.062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D" office:value-type="float" office:value="0.09375" calcext:value-type="float">
            <text:p>0.09375</text:p>
          </table:table-cell>
          <table:table-cell table:formula="of:=mpr*D" office:value-type="float" office:value="0.46875" calcext:value-type="float">
            <text:p>0.46875</text:p>
          </table:table-cell>
          <table:table-cell table:formula="of:=dr*(1-D)" office:value-type="float" office:value="-0.03125" calcext:value-type="float">
            <text:p>-0.03125</text:p>
          </table:table-cell>
          <table:table-cell table:formula="of:=dpr*(1-D)" office:value-type="float" office:value="-0.03125" calcext:value-type="float">
            <text:p>-0.0312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2"/>
          <table:table-cell table:formula="of:=anch_r_ft_edge*D" office:value-type="float" office:value="-1.265625" calcext:value-type="float">
            <text:p>-1.265625</text:p>
          </table:table-cell>
          <table:table-cell table:formula="of:=SUM([.B184:.M184])" office:value-type="float" office:value="-1.303125" calcext:value-type="float">
            <text:p>-1.303125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8" table:number-rows-spanned="1">
            <text:p>The margin by which D preaccents instead of S preaccenting is less than in the tableau above because the effects of A add a reward to ml in candidate (A(AS)NDD but it’s not enough.</text:p>
          </table:table-cell>
          <table:covered-table-cell table:number-columns-repeated="12"/>
          <table:covered-table-cell table:style-name="Default"/>
          <table:covered-table-cell table:number-columns-repeated="4"/>
          <table:table-cell table:number-columns-repeated="2"/>
        </table:table-row>
        <table:table-row table:style-name="ro1">
          <table:table-cell table:number-columns-repeated="13"/>
          <table:table-cell table:style-name="Default"/>
          <table:table-cell table:number-columns-repeated="6"/>
        </table:table-row>
        <table:table-row table:style-name="ro1">
          <table:table-cell table:style-name="ce1" office:value-type="string" calcext:value-type="string">
            <text:p>(AA(S)ND)D)</text:p>
          </table:table-cell>
          <table:table-cell table:style-name="ce1" office:value-type="string" calcext:value-type="string">
            <text:p>ml</text:p>
          </table:table-cell>
          <table:table-cell table:style-name="ce1" office:value-type="string" calcext:value-type="string">
            <text:p>mpl</text:p>
          </table:table-cell>
          <table:table-cell table:style-name="ce1" office:value-type="string" calcext:value-type="string">
            <text:p>dl</text:p>
          </table:table-cell>
          <table:table-cell table:style-name="ce1" office:value-type="string" calcext:value-type="string">
            <text:p>dpl</text:p>
          </table:table-cell>
          <table:table-cell table:style-name="ce1" office:value-type="string" calcext:value-type="string">
            <text:p>mr</text:p>
          </table:table-cell>
          <table:table-cell table:style-name="ce1" office:value-type="string" calcext:value-type="string">
            <text:p>mpr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dpr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dep_anch_l_stem</text:p>
          </table:table-cell>
          <table:table-cell table:style-name="ce1" office:value-type="string" calcext:value-type="string">
            <text:p>anch_r_ft_edge</text:p>
          </table:table-cell>
          <table:table-cell table:style-name="ce1" office:value-type="string" calcext:value-type="string">
            <text:p>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AA)SNDD</text:p>
          </table:table-cell>
          <table:table-cell table:formula="of:=ml*A" office:value-type="float" office:value="0.08375" calcext:value-type="float">
            <text:p>0.08375</text:p>
          </table:table-cell>
          <table:table-cell table:formula="of:=mpl*A" office:value-type="float" office:value="0.26171875" calcext:value-type="float">
            <text:p>0.26171875</text:p>
          </table:table-cell>
          <table:table-cell table:formula="of:=dl*(1-A)" office:value-type="float" office:value="-0.08125" calcext:value-type="float">
            <text:p>-0.08125</text:p>
          </table:table-cell>
          <table:table-cell table:formula="of:=dpl*(1-A)" office:value-type="float" office:value="-0.17265625" calcext:value-type="float">
            <text:p>-0.17265625</text:p>
          </table:table-cell>
          <table:table-cell table:number-columns-repeated="2"/>
          <table:table-cell table:formula="of:=dr" office:value-type="float" office:value="-0.5" calcext:value-type="float">
            <text:p>-0.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4"/>
          <table:table-cell table:formula="of:=SUM([.B188:.M188])" office:value-type="float" office:value="-0.9084375" calcext:value-type="float">
            <text:p>-0.9084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(AS)NDD</text:p>
          </table:table-cell>
          <table:table-cell table:formula="of:=ml*A" office:value-type="float" office:value="0.08375" calcext:value-type="float">
            <text:p>0.08375</text:p>
          </table:table-cell>
          <table:table-cell/>
          <table:table-cell table:formula="of:=dl*(1-A)" office:value-type="float" office:value="-0.08125" calcext:value-type="float">
            <text:p>-0.0812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D" office:value-type="float" office:value="0.09375" calcext:value-type="float">
            <text:p>0.09375</text:p>
          </table:table-cell>
          <table:table-cell table:formula="of:=mpr*Sr" office:value-type="float" office:value="0.21875" calcext:value-type="float">
            <text:p>0.21875</text:p>
          </table:table-cell>
          <table:table-cell table:formula="of:=dr*(1-D)" office:value-type="float" office:value="-0.03125" calcext:value-type="float">
            <text:p>-0.03125</text:p>
          </table:table-cell>
          <table:table-cell table:formula="of:=dpr*(1-Sr)" office:value-type="float" office:value="-0.28125" calcext:value-type="float">
            <text:p>-0.28125</text:p>
          </table:table-cell>
          <table:table-cell table:number-columns-repeated="4"/>
          <table:table-cell table:formula="of:=SUM([.B189:.M189])" office:value-type="float" office:value="-1.06" calcext:value-type="float">
            <text:p>-1.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(SN)DD</text:p>
          </table:table-cell>
          <table:table-cell table:formula="of:=ml*Sl" office:value-type="float" office:value="0.0875" calcext:value-type="float">
            <text:p>0.0875</text:p>
          </table:table-cell>
          <table:table-cell table:formula="of:=mpl*Sl" office:value-type="float" office:value="0.2734375" calcext:value-type="float">
            <text:p>0.2734375</text:p>
          </table:table-cell>
          <table:table-cell table:formula="of:=dl*(1-Sl)" office:value-type="float" office:value="-0.0625" calcext:value-type="float">
            <text:p>-0.0625</text:p>
          </table:table-cell>
          <table:table-cell table:formula="of:=dpl*(1-Sl)" office:value-type="float" office:value="-0.1328125" calcext:value-type="float">
            <text:p>-0.1328125</text:p>
          </table:table-cell>
          <table:table-cell table:formula="of:=mr*D" office:value-type="float" office:value="0.09375" calcext:value-type="float">
            <text:p>0.09375</text:p>
          </table:table-cell>
          <table:table-cell/>
          <table:table-cell table:formula="of:=dr*(1-D)" office:value-type="float" office:value="-0.03125" calcext:value-type="float">
            <text:p>-0.03125</text:p>
          </table:table-cell>
          <table:table-cell table:formula="of:=dpr" office:value-type="float" office:value="-0.5" calcext:value-type="float">
            <text:p>-0.5</text:p>
          </table:table-cell>
          <table:table-cell table:number-columns-repeated="3"/>
          <table:table-cell table:formula="of:=anch_r_ft_edge*Sr" office:value-type="float" office:value="-0.590625" calcext:value-type="float">
            <text:p>-0.590625</text:p>
          </table:table-cell>
          <table:table-cell table:formula="of:=SUM([.B190:.M190])" office:value-type="float" office:value="-0.8625" calcext:value-type="float">
            <text:p>-0.86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S(ND)D<text:span text:style-name="T2">⟸</text:span></text:p>
          </table:table-cell>
          <table:table-cell table:formula="of:=ml*Sl" office:value-type="float" office:value="0.0875" calcext:value-type="float">
            <text:p>0.0875</text:p>
          </table:table-cell>
          <table:table-cell/>
          <table:table-cell table:formula="of:=dl*(1-Sl)" office:value-type="float" office:value="-0.0625" calcext:value-type="float">
            <text:p>-0.062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D" office:value-type="float" office:value="0.09375" calcext:value-type="float">
            <text:p>0.09375</text:p>
          </table:table-cell>
          <table:table-cell table:formula="of:=mpr*D" office:value-type="float" office:value="0.46875" calcext:value-type="float">
            <text:p>0.46875</text:p>
          </table:table-cell>
          <table:table-cell table:formula="of:=dr*(1-D)" office:value-type="float" office:value="-0.03125" calcext:value-type="float">
            <text:p>-0.03125</text:p>
          </table:table-cell>
          <table:table-cell table:formula="of:=dpr*(1-D)" office:value-type="float" office:value="-0.03125" calcext:value-type="float">
            <text:p>-0.03125</text:p>
          </table:table-cell>
          <table:table-cell table:number-columns-repeated="4"/>
          <table:table-cell table:style-name="ce2" table:formula="of:=SUM([.B191:.M191])" office:value-type="float" office:value="-0.5375" calcext:value-type="float">
            <text:p>-0.53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ASN(DD)</text:p>
          </table:table-cell>
          <table:table-cell table:formula="of:=ml*Sl" office:value-type="float" office:value="0.0875" calcext:value-type="float">
            <text:p>0.0875</text:p>
          </table:table-cell>
          <table:table-cell/>
          <table:table-cell table:formula="of:=dl*(1-Sl)" office:value-type="float" office:value="-0.0625" calcext:value-type="float">
            <text:p>-0.0625</text:p>
          </table:table-cell>
          <table:table-cell table:formula="of:=dpl" office:value-type="float" office:value="-1.0625" calcext:value-type="float">
            <text:p>-1.0625</text:p>
          </table:table-cell>
          <table:table-cell table:formula="of:=mr*D" office:value-type="float" office:value="0.09375" calcext:value-type="float">
            <text:p>0.09375</text:p>
          </table:table-cell>
          <table:table-cell table:formula="of:=mpr*D" office:value-type="float" office:value="0.46875" calcext:value-type="float">
            <text:p>0.46875</text:p>
          </table:table-cell>
          <table:table-cell table:formula="of:=dr*(1-D)" office:value-type="float" office:value="-0.03125" calcext:value-type="float">
            <text:p>-0.03125</text:p>
          </table:table-cell>
          <table:table-cell table:formula="of:=dpr*(1-D)" office:value-type="float" office:value="-0.03125" calcext:value-type="float">
            <text:p>-0.03125</text:p>
          </table:table-cell>
          <table:table-cell table:formula="of:=ar" office:value-type="float" office:value="0.5" calcext:value-type="float">
            <text:p>0.5</text:p>
          </table:table-cell>
          <table:table-cell table:number-columns-repeated="2"/>
          <table:table-cell table:formula="of:=anch_r_ft_edge*D" office:value-type="float" office:value="-1.265625" calcext:value-type="float">
            <text:p>-1.265625</text:p>
          </table:table-cell>
          <table:table-cell table:formula="of:=SUM([.B192:.M192])" office:value-type="float" office:value="-1.303125" calcext:value-type="float">
            <text:p>-1.303125</text:p>
          </table:table-cell>
          <table:table-cell table:number-columns-repeated="6"/>
        </table:table-row>
        <table:table-row table:style-name="ro1">
          <table:table-cell office:value-type="string" calcext:value-type="string" table:number-columns-spanned="18" table:number-rows-spanned="1">
            <text:p>The margin by which D preaccents instead of S preaccenting is less than in 2 tableaux above because the effects of A add a reward to ml in candidate (A(AS)NDD but it’s not enough.</text:p>
          </table:table-cell>
          <table:covered-table-cell table:number-columns-repeated="12"/>
          <table:covered-table-cell table:style-name="Default"/>
          <table:covered-table-cell table:number-columns-repeated="4"/>
          <table:table-cell table:number-columns-repeated="2"/>
        </table:table-row>
      </table:table>
      <table:named-expressions>
        <table:named-range table:name="A" table:base-cell-address="$Sheet1.$B$1" table:cell-range-address="$Sheet1.$B$1"/>
        <table:named-range table:name="anch_r_ft_edge" table:base-cell-address="$Sheet1.$B$15" table:cell-range-address="$Sheet1.$B$15"/>
        <table:named-range table:name="ar" table:base-cell-address="$Sheet1.$B$6" table:cell-range-address="$Sheet1.$B$6"/>
        <table:named-range table:name="D" table:base-cell-address="$Sheet1.$I$35" table:cell-range-address="$Sheet1.$B$17"/>
        <table:named-range table:name="dep_anch_l_stem" table:base-cell-address="$Sheet1.$B$14" table:cell-range-address="$Sheet1.$B$14"/>
        <table:named-range table:name="dl" table:base-cell-address="$Sheet1.$B$5" table:cell-range-address="$Sheet1.$B$5"/>
        <table:named-range table:name="dpl" table:base-cell-address="$Sheet1.$B$3" table:cell-range-address="$Sheet1.$B$3"/>
        <table:named-range table:name="dpr" table:base-cell-address="$Sheet1.$B$7" table:cell-range-address="$Sheet1.$B$7"/>
        <table:named-range table:name="dr" table:base-cell-address="$Sheet1.$B$8" table:cell-range-address="$Sheet1.$B$8"/>
        <table:named-range table:name="lr" table:base-cell-address="$Sheet1.$B$18" table:cell-range-address="$Sheet1.$B$18"/>
        <table:named-range table:name="ml" table:base-cell-address="$Sheet1.$B$4" table:cell-range-address="$Sheet1.$B$4"/>
        <table:named-range table:name="mpl" table:base-cell-address="$Sheet1.$B$2" table:cell-range-address="$Sheet1.$B$2"/>
        <table:named-range table:name="mpr" table:base-cell-address="$Sheet1.$B$9" table:cell-range-address="$Sheet1.$B$9"/>
        <table:named-range table:name="mr" table:base-cell-address="$Sheet1.$B$10" table:cell-range-address="$Sheet1.$B$10"/>
        <table:named-range table:name="RR" table:base-cell-address="$Sheet1.$B$16" table:cell-range-address="$Sheet1.$B$16"/>
        <table:named-range table:name="Sl" table:base-cell-address="$Sheet1.$B$11" table:cell-range-address="$Sheet1.$B$11"/>
        <table:named-range table:name="Sr" table:base-cell-address="$Sheet1.$B$12" table:cell-range-address="$Sheet1.$B$12"/>
        <table:named-range table:name="u" table:base-cell-address="$Sheet1.$B$13" table:cell-range-address="$Sheet1.$B$13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Math TeX Gyre" svg:font-family="'DejaVu Math TeX Gyre'"/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5">0000-00-00</text:date>, <text:time style:data-style-name="N2" text:time-value="08:41:39.7969906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3T16:15:26.555614555</meta:creation-date>
    <dc:date>2022-09-15T15:34:16.710228509</dc:date>
    <meta:editing-duration>PT1H40M57S</meta:editing-duration>
    <meta:editing-cycles>16</meta:editing-cycles>
    <meta:generator>LibreOffice/6.4.7.2$Linux_X86_64 LibreOffice_project/40$Build-2</meta:generator>
    <meta:document-statistic meta:table-count="1" meta:cell-count="1272" meta:object-count="0"/>
  </office:meta>
</office:document-meta>
</file>